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9.364cm"/>
    </style:style>
    <style:style style:name="Table1.B" style:family="table-column">
      <style:table-column-properties style:column-width="7.332cm"/>
    </style:style>
    <style:style style:name="Table1.C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193cm" style:rel-column-width="20536*"/>
    </style:style>
    <style:style style:name="Table5.B" style:family="table-column">
      <style:table-column-properties style:column-width="11.673cm" style:rel-column-width="29262*"/>
    </style:style>
    <style:style style:name="Table5.C" style:family="table-column">
      <style:table-column-properties style:column-width="6.278cm" style:rel-column-width="1573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5.085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eeeeee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32539cf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9" style:family="paragraph" style:parent-style-name="Table_20_Contents">
      <style:text-properties officeooo:paragraph-rsid="03409e4f"/>
    </style:style>
    <style:style style:name="P10" style:family="paragraph" style:parent-style-name="Table_20_Contents">
      <style:text-properties officeooo:paragraph-rsid="0346e41f"/>
    </style:style>
    <style:style style:name="P11" style:family="paragraph" style:parent-style-name="Table_20_Contents">
      <style:text-properties style:font-name="Courier New" fo:font-size="10pt" officeooo:paragraph-rsid="03af8fc9" style:font-size-asian="10pt" style:font-size-complex="10pt"/>
    </style:style>
    <style:style style:name="P12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3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4" style:family="paragraph" style:parent-style-name="Table_20_Contents">
      <style:text-properties officeooo:paragraph-rsid="036e1c95"/>
    </style:style>
    <style:style style:name="P15" style:family="paragraph" style:parent-style-name="Table_20_Contents">
      <style:text-properties officeooo:paragraph-rsid="03266a92"/>
    </style:style>
    <style:style style:name="P16" style:family="paragraph" style:parent-style-name="Table_20_Contents">
      <style:text-properties officeooo:paragraph-rsid="032bbd7a"/>
    </style:style>
    <style:style style:name="P17" style:family="paragraph" style:parent-style-name="Table_20_Contents">
      <style:text-properties officeooo:paragraph-rsid="036b7fd3"/>
    </style:style>
    <style:style style:name="P18" style:family="paragraph" style:parent-style-name="Table_20_Contents">
      <style:text-properties style:font-name="Courier New" fo:font-size="10pt" officeooo:paragraph-rsid="036ee88b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37bf4fb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377561a" style:font-size-asian="10pt" style:font-size-complex="10pt"/>
    </style:style>
    <style:style style:name="P21" style:family="paragraph" style:parent-style-name="Table_20_Contents">
      <style:text-properties officeooo:paragraph-rsid="036ee88b"/>
    </style:style>
    <style:style style:name="P2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25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38a25fe" officeooo:paragraph-rsid="038a25fe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officeooo:paragraph-rsid="0378741f"/>
    </style:style>
    <style:style style:name="P27" style:family="paragraph" style:parent-style-name="Table_20_Contents">
      <style:text-properties officeooo:paragraph-rsid="03a5c11a"/>
    </style:style>
    <style:style style:name="P28" style:family="paragraph" style:parent-style-name="Preformatted_20_Text">
      <style:text-properties officeooo:paragraph-rsid="03ab86af"/>
    </style:style>
    <style:style style:name="P29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text-properties officeooo:paragraph-rsid="03a3caeb"/>
    </style:style>
    <style:style style:name="P31" style:family="paragraph" style:parent-style-name="Table_20_Contents">
      <style:text-properties officeooo:paragraph-rsid="03a8e77e"/>
    </style:style>
    <style:style style:name="P32" style:family="paragraph" style:parent-style-name="Table_20_Contents">
      <style:text-properties officeooo:paragraph-rsid="03a754db"/>
    </style:style>
    <style:style style:name="P33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text-properties officeooo:paragraph-rsid="038d092b"/>
    </style:style>
    <style:style style:name="P36" style:family="paragraph" style:parent-style-name="Table_20_Contents">
      <style:text-properties officeooo:paragraph-rsid="038a25fe"/>
    </style:style>
    <style:style style:name="P37" style:family="paragraph" style:parent-style-name="Table_20_Contents">
      <style:text-properties style:font-name="Courier New" fo:font-size="10pt" fo:language="zxx" fo:country="none" fo:font-style="normal" officeooo:rsid="0213f657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Table_20_Contents">
      <style:text-properties style:font-name="Courier New" fo:font-size="10pt" fo:language="zxx" fo:country="none" fo:font-style="normal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Table_20_Contents">
      <style:text-properties style:font-name="Courier New" fo:font-size="10pt" officeooo:paragraph-rsid="038a25fe" style:font-size-asian="10pt" style:font-size-complex="10pt"/>
    </style:style>
    <style:style style:name="P40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6" style:family="paragraph" style:parent-style-name="Table_20_Contents">
      <style:text-properties officeooo:paragraph-rsid="0108f4cf"/>
    </style:style>
    <style:style style:name="P47" style:family="paragraph" style:parent-style-name="Table_20_Contents">
      <style:text-properties officeooo:paragraph-rsid="0294e861"/>
    </style:style>
    <style:style style:name="P48" style:family="paragraph" style:parent-style-name="Table_20_Contents">
      <style:text-properties officeooo:paragraph-rsid="02b867ce"/>
    </style:style>
    <style:style style:name="P49" style:family="paragraph" style:parent-style-name="Table_20_Contents">
      <style:text-properties officeooo:paragraph-rsid="010e8474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4" style:family="paragraph" style:parent-style-name="Table_20_Contents">
      <style:text-properties officeooo:paragraph-rsid="015fc100"/>
    </style:style>
    <style:style style:name="P55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6" style:family="paragraph" style:parent-style-name="Table_20_Contents">
      <style:text-properties officeooo:paragraph-rsid="02ae0b54"/>
    </style:style>
    <style:style style:name="P5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8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69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1" style:family="paragraph" style:parent-style-name="Table_20_Contents">
      <style:text-properties officeooo:paragraph-rsid="0390111d"/>
    </style:style>
    <style:style style:name="P72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74" style:family="paragraph" style:parent-style-name="Table_20_Contents">
      <style:text-properties officeooo:paragraph-rsid="03427071"/>
    </style:style>
    <style:style style:name="P75" style:family="paragraph" style:parent-style-name="Table_20_Contents">
      <style:text-properties officeooo:paragraph-rsid="034a5fa0"/>
    </style:style>
    <style:style style:name="P76" style:family="paragraph" style:parent-style-name="Table_20_Contents">
      <style:text-properties officeooo:paragraph-rsid="0391a834"/>
    </style:style>
    <style:style style:name="P77" style:family="paragraph" style:parent-style-name="Table_20_Contents">
      <style:text-properties officeooo:paragraph-rsid="03017dbe"/>
    </style:style>
    <style:style style:name="P78" style:family="paragraph" style:parent-style-name="Table_20_Contents">
      <style:text-properties officeooo:paragraph-rsid="031c8ae5"/>
    </style:style>
    <style:style style:name="P79" style:family="paragraph" style:parent-style-name="Table_20_Contents">
      <style:text-properties officeooo:paragraph-rsid="030c3545"/>
    </style:style>
    <style:style style:name="P80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3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86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87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90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91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92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93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1ec89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94b786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officeooo:rsid="02646e91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0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1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6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7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52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3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2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87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88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89" style:family="text">
      <style:text-properties fo:color="#000000" loext:opacity="100%" style:font-name="Courier New" fo:language="zxx" fo:country="none" officeooo:rsid="036ee88b" style:font-name-asian="NSimSun" style:language-asian="zxx" style:country-asian="none" style:font-name-complex="Courier New" style:language-complex="zxx" style:country-complex="none"/>
    </style:style>
    <style:style style:name="T90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91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92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93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94" style:family="text">
      <style:text-properties fo:color="#000000" loext:opacity="100%" style:font-name="Courier New" fo:language="zxx" fo:country="none" officeooo:rsid="030c3545" style:language-asian="zxx" style:country-asian="none" style:font-name-complex="Courier New" style:language-complex="zxx" style:country-complex="none"/>
    </style:style>
    <style:style style:name="T95" style:family="text">
      <style:text-properties fo:color="#000000" loext:opacity="100%" style:font-name="Courier New" fo:language="zxx" fo:country="none" officeooo:rsid="030a80e9" style:language-asian="zxx" style:country-asian="none" style:font-name-complex="Courier New" style:language-complex="zxx" style:country-complex="none"/>
    </style:style>
    <style:style style:name="T96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97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34ab09c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108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1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2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5" style:family="text">
      <style:text-properties fo:color="#000000" loext:opacity="100%" style:font-name="Courier New" fo:font-size="10pt" fo:language="zxx" fo:country="none" fo:font-style="italic" officeooo:rsid="037bf4f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6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7" style:family="text">
      <style:text-properties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118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officeooo:rsid="03959f64" style:font-name-complex="Courier New"/>
    </style:style>
    <style:style style:name="T137" style:family="text">
      <style:text-properties fo:color="#000000" loext:opacity="100%" style:font-name="Courier New" officeooo:rsid="03b8181e" style:font-name-complex="Courier New"/>
    </style:style>
    <style:style style:name="T138" style:family="text">
      <style:text-properties fo:color="#000000" loext:opacity="100%" style:font-name="Courier New" officeooo:rsid="03bb832f" style:font-name-complex="Courier New"/>
    </style:style>
    <style:style style:name="T139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3a5c11a" style:font-size-asian="10pt" style:language-asian="zxx" style:country-asian="none" style:font-name-complex="Courier New" style:font-size-complex="10pt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35ff6ad" style:font-size-asian="10pt" style:language-asian="zxx" style:country-asian="none" style:font-name-complex="Courier New" style:font-size-complex="10pt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officeooo:rsid="03565d1a" style:font-size-asian="10pt" style:language-asian="zxx" style:country-asian="none" style:font-name-complex="Courier New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officeooo:rsid="0357a6e9" style:font-size-asian="10pt" style:language-asian="zxx" style:country-asian="none" style:font-name-complex="Courier New" style:font-size-complex="10pt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46" style:family="text">
      <style:text-properties officeooo:rsid="0277dedb"/>
    </style:style>
    <style:style style:name="T147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8" style:family="text">
      <style:text-properties officeooo:rsid="023d069c"/>
    </style:style>
    <style:style style:name="T149" style:family="text">
      <style:text-properties officeooo:rsid="021570c6"/>
    </style:style>
    <style:style style:name="T150" style:family="text">
      <style:text-properties officeooo:rsid="02984091"/>
    </style:style>
    <style:style style:name="T151" style:family="text">
      <style:text-properties officeooo:rsid="0298730b"/>
    </style:style>
    <style:style style:name="T152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53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55" style:family="text">
      <style:text-properties fo:font-style="normal" officeooo:rsid="023ec219" style:font-style-asian="normal" style:font-style-complex="normal"/>
    </style:style>
    <style:style style:name="T156" style:family="text">
      <style:text-properties fo:font-style="normal" style:font-style-asian="normal" style:font-style-complex="normal"/>
    </style:style>
    <style:style style:name="T157" style:family="text">
      <style:text-properties officeooo:rsid="0213f657"/>
    </style:style>
    <style:style style:name="T158" style:family="text">
      <style:text-properties fo:color="#000000" loext:opacity="100%" style:font-name="Courier New" style:font-name-complex="Courier New"/>
    </style:style>
    <style:style style:name="T159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60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61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62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63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64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7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8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9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70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80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1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4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2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4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6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8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4" style:family="text">
      <style:text-properties fo:color="#000000" loext:opacity="100%" style:font-name="Courier New" officeooo:rsid="02b867ce"/>
    </style:style>
    <style:style style:name="T205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6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7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8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9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10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11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12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13" style:family="text">
      <style:text-properties officeooo:rsid="00c77656"/>
    </style:style>
    <style:style style:name="T214" style:family="text">
      <style:text-properties fo:color="#000000" loext:opacity="100%" style:font-name="Courier New" fo:font-size="10pt" fo:language="zxx" fo:country="none" officeooo:rsid="0083cbfb" style:font-size-asian="10pt" style:language-asian="zxx" style:country-asian="none" style:font-size-complex="10pt" style:language-complex="zxx" style:country-complex="none"/>
    </style:style>
    <style:style style:name="T215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216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217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8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19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0" style:family="text">
      <style:text-properties officeooo:rsid="0391a834"/>
    </style:style>
    <style:style style:name="T221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2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3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2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5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26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27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28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29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30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1" style:family="text">
      <style:text-properties fo:font-style="italic" officeooo:rsid="02afaaf5" style:font-style-asian="italic" style:font-style-complex="italic"/>
    </style:style>
    <style:style style:name="T232" style:family="text">
      <style:text-properties officeooo:rsid="02afaaf5"/>
    </style:style>
    <style:style style:name="T233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5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<text:span text:style-name="Source_20_Text"><text:span text:style-name="T13">Type </text:span></text:span><text:span text:style-name="Source_20_Text"><text:span text:style-name="T14">API</text:span></text:span></text:p>
          </table:table-cell>
          <table:table-cell table:style-name="Table1.C1" office:value-type="string">
            <text:p text:style-name="P5">DOM <text:span text:style-name="T15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noConflict();</text:span></text:span></text:p>
            <text:p text:style-name="P6"><text:span text:style-name="Source_20_Text"><text:span text:style-name="T16">VERSION;</text:span></text:span></text:p>
          </table:table-cell>
          <table:table-cell table:style-name="Table1.B2" table:number-rows-spanned="3" office:value-type="string">
            <text:p text:style-name="P7"><text:span text:style-name="Source_20_Text"><text:span text:style-name="T17">ty</text:span></text:span><text:span text:style-name="Source_20_Text"><text:span text:style-name="T18">pe(v</text:span></text:span><text:span text:style-name="Source_20_Text"><text:span text:style-name="T17">alue</text:span></text:span><text:span text:style-name="Source_20_Text"><text:span text:style-name="T18">);</text:span></text:span></text:p>
            <text:p text:style-name="P8"><text:span text:style-name="Source_20_Text"><text:span text:style-name="T19">isSameType(value1,value2)</text:span></text:span><text:span text:style-name="Source_20_Text"><text:span text:style-name="T20">;</text:span></text:span></text:p>
            <text:p text:style-name="P8"><text:span text:style-name="Source_20_Text"><text:span text:style-name="T19">isSame</text:span></text:span><text:span text:style-name="Source_20_Text"><text:span text:style-name="T21">Class</text:span></text:span><text:span text:style-name="Source_20_Text"><text:span text:style-name="T19">(value1,value2)</text:span></text:span><text:span text:style-name="Source_20_Text"><text:span text:style-name="T20">;</text:span></text:span></text:p>
            <text:p text:style-name="P7"><text:span text:style-name="Source_20_Text"><text:span text:style-name="T16">isSameInstance(</text:span></text:span><text:span text:style-name="Source_20_Text"><text:span text:style-name="T22">v1</text:span></text:span><text:span text:style-name="Source_20_Text"><text:span text:style-name="T16">,</text:span></text:span><text:span text:style-name="Source_20_Text"><text:span text:style-name="T22">v2</text:span></text:span><text:span text:style-name="Source_20_Text"><text:span text:style-name="T16">,Contructor);</text:span></text:span></text:p>
            <text:p text:style-name="P7"><text:span text:style-name="Source_20_Text"><text:span text:style-name="T16">isNull(v</text:span></text:span><text:span text:style-name="Source_20_Text"><text:span text:style-name="T23">a</text:span></text:span><text:span text:style-name="Source_20_Text"><text:span text:style-name="T24">lue</text:span></text:span><text:span text:style-name="Source_20_Text"><text:span text:style-name="T16">);</text:span></text:span></text:p>
            <text:p text:style-name="P9"><text:span text:style-name="Source_20_Text"><text:span text:style-name="T16">isUndefined(v</text:span></text:span><text:span text:style-name="Source_20_Text"><text:span text:style-name="T25">alu</text:span></text:span><text:span text:style-name="Source_20_Text"><text:span text:style-name="T26">e</text:span></text:span><text:span text:style-name="Source_20_Text"><text:span text:style-name="T16">);</text:span></text:span></text:p>
            <text:p text:style-name="P9"><text:span text:style-name="Source_20_Text"><text:span text:style-name="T16">isNil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Primitive(v</text:span></text:span><text:span text:style-name="Source_20_Text"><text:span text:style-name="T29">a</text:span></text:span><text:span text:style-name="Source_20_Text"><text:span text:style-name="T30">lue</text:span></text:span><text:span text:style-name="Source_20_Text"><text:span text:style-name="T16">);</text:span></text:span></text:p>
            <text:p text:style-name="P9"><text:span text:style-name="Source_20_Text"><text:span text:style-name="T16">isNumeric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31">isChar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1">);</text:span></text:span></text:p>
            <text:p text:style-name="P9"><text:span text:style-name="Source_20_Text"><text:span text:style-name="T16">isFunction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</text:span></text:span><text:span text:style-name="Source_20_Text"><text:span text:style-name="T32">Callable</text:span></text:span><text:span text:style-name="Source_20_Text"><text:span text:style-name="T16">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ConstructorFn</text:span></text:span><text:span text:style-name="Source_20_Text"><text:span text:style-name="T33">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3">);</text:span></text:span></text:p>
            <text:p text:style-name="P9"><text:span text:style-name="Source_20_Text"><text:span text:style-name="T34">isClass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4">);</text:span></text:span></text:p>
            <text:p text:style-name="P9"><text:span text:style-name="Source_20_Text"><text:span text:style-name="T16">isGenerator</text:span></text:span><text:span text:style-name="Source_20_Text"><text:span text:style-name="T35">Fn</text:span></text:span><text:span text:style-name="Source_20_Text"><text:span text:style-name="T16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6">);</text:span></text:span></text:p>
            <text:p text:style-name="P9"><text:span text:style-name="Source_20_Text"><text:span text:style-name="T16">isAsync</text:span></text:span><text:span text:style-name="Source_20_Text"><text:span text:style-name="T38">Fn</text:span></text:span><text:span text:style-name="Source_20_Text"><text:span text:style-name="T16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6">);</text:span></text:span></text:p>
            <text:p text:style-name="P9"><text:span text:style-name="Source_20_Text"><text:span text:style-name="T31">isAsyncGeneratorFn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1">);</text:span></text:span></text:p>
            <text:p text:style-name="P9"><text:span text:style-name="Source_20_Text"><text:span text:style-name="T16">isObject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PlainObject(value)</text:span></text:span></text:p>
            <text:p text:style-name="P9"><text:span text:style-name="Source_20_Text"><text:span text:style-name="T31">isProxy(value);</text:span></text:span></text:p>
            <text:p text:style-name="P9"><text:span text:style-name="Source_20_Text"><text:span text:style-name="T16">isElement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31">isRegexp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1">);</text:span></text:span></text:p>
            <text:p text:style-name="P9"><text:span text:style-name="Source_20_Text"><text:span text:style-name="T16">isArraylike(value);</text:span></text:span></text:p>
            <text:p text:style-name="P9"><text:span text:style-name="Source_20_Text"><text:span text:style-name="T16">isTypedArray(value);</text:span></text:span></text:p>
            <text:p text:style-name="P9"><text:span text:style-name="Source_20_Text"><text:span text:style-name="T16">isIterator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6">);</text:span></text:span></text:p>
            <text:p text:style-name="P9"><text:span text:style-name="Source_20_Text"><text:span text:style-name="T16">isIterable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6">);</text:span></text:span></text:p>
            <text:p text:style-name="P9"><text:span text:style-name="Source_20_Text"><text:span text:style-name="T16">isCoercedObject</text:span></text:span><text:span text:style-name="Source_20_Text"><text:span text:style-name="T41">(object);</text:span></text:span></text:p>
            <text:p text:style-name="P10"><text:span text:style-name="Source_20_Text"><text:span text:style-name="T42">isDeepStrictEqual(v</text:span></text:span><text:span text:style-name="Source_20_Text"><text:span text:style-name="T43">al</text:span></text:span><text:span text:style-name="Source_20_Text"><text:span text:style-name="T44">ue</text:span></text:span><text:span text:style-name="Source_20_Text"><text:span text:style-name="T42">1,v</text:span></text:span><text:span text:style-name="Source_20_Text"><text:span text:style-name="T43">al</text:span></text:span><text:span text:style-name="Source_20_Text"><text:span text:style-name="T44">ue</text:span></text:span><text:span text:style-name="Source_20_Text"><text:span text:style-name="T42">2);</text:span></text:span></text:p>
            <text:p text:style-name="P9"><text:span text:style-name="Source_20_Text"><text:span text:style-name="T16">isEmpty</text:span></text:span><text:span text:style-name="Source_20_Text"><text:span text:style-name="T42">Value</text:span></text:span><text:span text:style-name="Source_20_Text"><text:span text:style-name="T16">(value);</text:span></text:span></text:p>
            <text:p text:style-name="P11"><text:span text:style-name="Source_20_Text"><text:span text:style-name="T45">toPrimitive</text:span></text:span><text:span text:style-name="Source_20_Text"><text:span text:style-name="T46">Value</text:span></text:span><text:span text:style-name="Source_20_Text"><text:span text:style-name="T45">(valu</text:span></text:span><text:span text:style-name="Source_20_Text"><text:span text:style-name="T47">e</text:span></text:span><text:span text:style-name="Source_20_Text"><text:span text:style-name="T45">);</text:span></text:span></text:p>
            <text:p text:style-name="P9"><text:span text:style-name="Source_20_Text"><text:span text:style-name="T16"/></text:span></text:p>
            <text:p text:style-name="P12"><text:span text:style-name="Source_20_Text"><text:span text:style-name="T48">isIndex(v</text:span></text:span><text:span text:style-name="Source_20_Text"><text:span text:style-name="T49">alu</text:span></text:span><text:span text:style-name="Source_20_Text"><text:span text:style-name="T50">e</text:span></text:span><text:span text:style-name="Source_20_Text"><text:span text:style-name="T48">);</text:span></text:span></text:p>
            <text:p text:style-name="P12"><text:span text:style-name="Source_20_Text"><text:span text:style-name="T51">to</text:span></text:span><text:span text:style-name="Source_20_Text"><text:span text:style-name="T48">Index(va</text:span></text:span><text:span text:style-name="Source_20_Text"><text:span text:style-name="T52">lue</text:span></text:span><text:span text:style-name="Source_20_Text"><text:span text:style-name="T48">);</text:span></text:span></text:p>
            <text:p text:style-name="P13"><text:span text:style-name="Source_20_Text"><text:span text:style-name="T49">isLength</text:span></text:span><text:span text:style-name="Source_20_Text"><text:span text:style-name="T48">(v</text:span></text:span><text:span text:style-name="Source_20_Text"><text:span text:style-name="T49">al</text:span></text:span><text:span text:style-name="Source_20_Text"><text:span text:style-name="T50">ue</text:span></text:span><text:span text:style-name="Source_20_Text"><text:span text:style-name="T48">);</text:span></text:span></text:p>
            <text:p text:style-name="P13"><text:span text:style-name="Source_20_Text"><text:span text:style-name="T53">toLength(value);</text:span></text:span></text:p>
            <text:p text:style-name="P14"><text:span text:style-name="Source_20_Text"><text:span text:style-name="T54">isPropertyKey(v</text:span></text:span><text:span text:style-name="Source_20_Text"><text:span text:style-name="T55">alu</text:span></text:span><text:span text:style-name="Source_20_Text"><text:span text:style-name="T47">e</text:span></text:span><text:span text:style-name="Source_20_Text"><text:span text:style-name="T54">);</text:span></text:span></text:p>
            <text:p text:style-name="P14"><text:span text:style-name="Source_20_Text"><text:span text:style-name="T54">toPropertyKey(v</text:span></text:span><text:span text:style-name="Source_20_Text"><text:span text:style-name="T47">alue</text:span></text:span><text:span text:style-name="Source_20_Text"><text:span text:style-name="T54">);</text:span></text:span></text:p>
          </table:table-cell>
          <table:table-cell table:style-name="Table1.C2" table:number-rows-spanned="3" office:value-type="string">
            <text:p text:style-name="P15"><text:span text:style-name="Source_20_Text"><text:span text:style-name="T16">qsa(selector[,context]).forEach(c</text:span></text:span><text:span text:style-name="Source_20_Text"><text:span text:style-name="T56">a</text:span></text:span><text:span text:style-name="Source_20_Text"><text:span text:style-name="T57">llback</text:span></text:span><text:span text:style-name="Source_20_Text"><text:span text:style-name="T16">);</text:span></text:span></text:p>
            <text:p text:style-name="P15"><text:span text:style-name="Source_20_Text"><text:span text:style-name="T16">qs(selector[,context]);</text:span></text:span></text:p>
            <text:p text:style-name="P15"><text:span text:style-name="Source_20_Text"><text:span text:style-name="T16">domReady(c</text:span></text:span><text:span text:style-name="Source_20_Text"><text:span text:style-name="T56">allback</text:span></text:span><text:span text:style-name="Source_20_Text"><text:span text:style-name="T16">);</text:span></text:span></text:p>
            <text:p text:style-name="P15"><text:span text:style-name="Source_20_Text"><text:span text:style-name="T58">domClear(e</text:span></text:span><text:span text:style-name="Source_20_Text"><text:span text:style-name="T59">lement</text:span></text:span><text:span text:style-name="Source_20_Text"><text:span text:style-name="T58">);</text:span></text:span></text:p>
            <text:p text:style-name="P15"><text:span text:style-name="Source_20_Text"><text:span text:style-name="T16">domCreate(type[,properties[,innerHTML]]);</text:span></text:span></text:p>
            <text:p text:style-name="P15"><text:span text:style-name="Source_20_Text"><text:span text:style-name="T16">domCreate(</text:span></text:span><text:bookmark text:name="result_box Copy 1"/><text:span text:style-name="Source_20_Text"><text:span text:style-name="T16">element descriptive object);</text:span></text:span></text:p>
            <text:p text:style-name="P15"><text:span text:style-name="Source_20_Text"><text:span text:style-name="T16">domToElement(</text:span></text:span><text:bookmark text:name="result_box1 Copy 1"/><text:span text:style-name="Source_20_Text"><text:span text:style-name="T16">htmlString);</text:span></text:span></text:p>
            <text:p text:style-name="P15"><text:span text:style-name="Source_20_Text"><text:span text:style-name="T16">domGetCSS(element</text:span></text:span><text:span text:style-name="Source_20_Text"><text:span text:style-name="T60">[</text:span></text:span><text:span text:style-name="Source_20_Text"><text:span text:style-name="T16">,property</text:span></text:span><text:span text:style-name="Source_20_Text"><text:span text:style-name="T61">]</text:span></text:span><text:span text:style-name="Source_20_Text"><text:span text:style-name="T16">);</text:span></text:span></text:p>
            <text:p text:style-name="P15"><text:span text:style-name="Source_20_Text"><text:span text:style-name="T16">domSetCSS(element,property,value);</text:span></text:span></text:p>
            <text:p text:style-name="P15"><text:span text:style-name="Source_20_Text"><text:span text:style-name="T16">domSetCSS(element,properties);</text:span></text:span></text:p>
            <text:p text:style-name="P15"><text:span text:style-name="Source_20_Text"><text:span text:style-name="T16">domFadeIn(element[,duration[,display]]);</text:span></text:span></text:p>
            <text:p text:style-name="P15"><text:span text:style-name="Source_20_Text"><text:span text:style-name="T16">domFadeOut(element[,duration]); </text:span></text:span></text:p>
            <text:p text:style-name="P15"><text:span text:style-name="Source_20_Text"><text:span text:style-name="T16">domFadeToggle(eleme</text:span></text:span><text:span text:style-name="Source_20_Text"><text:span text:style-name="T62">nt</text:span></text:span><text:span text:style-name="Source_20_Text"><text:span text:style-name="T16">[,duration[,display]]);</text:span></text:span></text:p>
            <text:p text:style-name="P15"><text:span text:style-name="Source_20_Text"><text:span text:style-name="T16">domShow(element[,display]);</text:span></text:span></text:p>
            <text:p text:style-name="P15"><text:span text:style-name="Source_20_Text"><text:span text:style-name="T16">domHide(e</text:span></text:span><text:span text:style-name="Source_20_Text"><text:span text:style-name="T63">le</text:span></text:span><text:span text:style-name="Source_20_Text"><text:span text:style-name="T64">ment</text:span></text:span><text:span text:style-name="Source_20_Text"><text:span text:style-name="T16">);</text:span></text:span></text:p>
            <text:p text:style-name="P15"><text:span text:style-name="Source_20_Text"><text:span text:style-name="T16">domToggle(element[,display]);</text:span></text:span></text:p>
            <text:p text:style-name="P15"><text:span text:style-name="Source_20_Text"><text:span text:style-name="T16">domIsHidden(element);</text:span></text:span></text:p>
            <text:p text:style-name="P15"><text:span text:style-name="Source_20_Text"><text:span text:style-name="T65">domScrollToTop();</text:span></text:span><text:span text:style-name="Source_20_Text"><text:span text:style-name="T66"> </text:span></text:span><text:span text:style-name="Source_20_Text"><text:span text:style-name="T67">and </text:span></text:span><text:span text:style-name="Source_20_Text"><text:span text:style-name="T68">domScrollToBottom();</text:span></text:span></text:p>
            <text:p text:style-name="P15"><text:span text:style-name="Source_20_Text"><text:span text:style-name="T16">domScrollToElement(element[,top=true]);<text:line-break/>domSiblings(element);</text:span></text:span></text:p>
            <text:p text:style-name="P15"><text:span text:style-name="Source_20_Text"><text:span text:style-name="T16">domSiblingsPrev(element);</text:span></text:span></text:p>
            <text:p text:style-name="P15"><text:span text:style-name="Source_20_Text"><text:span text:style-name="T16">domSiblings</text:span></text:span><text:span text:style-name="Source_20_Text"><text:span text:style-name="T69">Left</text:span></text:span><text:span text:style-name="Source_20_Text"><text:span text:style-name="T16">(element);</text:span></text:span></text:p>
            <text:p text:style-name="P15"><text:span text:style-name="Source_20_Text"><text:span text:style-name="T16">domSiblingsNext(element);</text:span></text:span></text:p>
            <text:p text:style-name="P15"><text:span text:style-name="Source_20_Text"><text:span text:style-name="T16">domSiblings</text:span></text:span><text:span text:style-name="Source_20_Text"><text:span text:style-name="T69">Right</text:span></text:span><text:span text:style-name="Source_20_Text"><text:span text:style-name="T16">(element);</text:span></text:span></text:p>
            <text:p text:style-name="P15"><text:span text:style-name="Source_20_Text"><text:span text:style-name="T70">domGetC</text:span></text:span><text:span text:style-name="Source_20_Text"><text:span text:style-name="T71">SS</text:span></text:span><text:span text:style-name="Source_20_Text"><text:span text:style-name="T70">Var(name);</text:span></text:span></text:p>
            <text:p text:style-name="P15"><text:span text:style-name="Source_20_Text"><text:span text:style-name="T16">domSetC</text:span></text:span><text:span text:style-name="Source_20_Text"><text:span text:style-name="T71">SS</text:span></text:span><text:span text:style-name="Source_20_Text"><text:span text:style-name="T16">Var(</text:span></text:span><text:span text:style-name="Source_20_Text"><text:span text:style-name="T70">n</text:span></text:span><text:span text:style-name="Source_20_Text"><text:span text:style-name="T16">a</text:span></text:span><text:span text:style-name="Source_20_Text"><text:span text:style-name="T70">me</text:span></text:span><text:span text:style-name="Source_20_Text"><text:span text:style-name="T16">,</text:span></text:span><text:span text:style-name="Source_20_Text"><text:span text:style-name="T70">v</text:span></text:span><text:span text:style-name="Source_20_Text"><text:span text:style-name="T16">a</text:span></text:span><text:span text:style-name="Source_20_Text"><text:span text:style-name="T70">lue</text:span></text:span><text:span text:style-name="Source_20_Text"><text:span text:style-name="T16">);</text:span></text:span></text:p>
            <text:p text:style-name="P15"><text:span text:style-name="Source_20_Text"><text:span text:style-name="T16">importScript(script1[,scriptN]);</text:span></text:span></text:p>
            <text:p text:style-name="P15"><text:span text:style-name="Source_20_Text"><text:span text:style-name="T16">importStyle(style1[,styleN]);</text:span></text:span></text:p>
            <text:p text:style-name="P16"><text:span text:style-name="Source_20_Text"><text:span text:style-name="T16">setFullscreenOn(selector</text:span></text:span><text:span text:style-name="Source_20_Text"><text:span text:style-name="T72">);</text:span></text:span></text:p>
            <text:p text:style-name="P16"><text:span text:style-name="Source_20_Text"><text:span text:style-name="T16">setFullscreenOn(element);</text:span></text:span></text:p>
            <text:p text:style-name="P15"><text:span text:style-name="Source_20_Text"><text:span text:style-name="T16">setFullscreenOff();</text:span></text:span></text:p>
            <text:p text:style-name="P17"><text:span text:style-name="Source_20_Text"><text:span text:style-name="T16">getFullscreen();<text:line-break/>form2array(form);</text:span></text:span></text:p>
            <text:p text:style-name="P17"><text:span text:style-name="Source_20_Text"><text:span text:style-name="T16">form2string(form);</text:span></text:span></text:p>
            <text:p text:style-name="P15"><text:span text:style-name="Source_20_Text"><text:span text:style-name="T16">getDoNotTrack();</text:span></text:span></text:p>
            <text:p text:style-name="P17"><text:span text:style-name="Source_20_Text"><text:span text:style-name="T16">getLocation(success[,error]);</text:span></text:span></text:p>
            <text:p text:style-name="P17"><text:span text:style-name="Source_20_Text"><text:span text:style-name="T16">createFile(filename,content[,dType]);</text:span></text:span></text:p>
          </table:table-cell>
        </table:table-row>
        <table:table-row>
          <table:table-cell table:style-name="Table1.A3" office:value-type="string">
            <text:p text:style-name="P6"><text:span text:style-name="Source_20_Text"><text:span text:style-name="T9">BASE16; BASE</text:span></text:span><text:span text:style-name="Source_20_Text"><text:span text:style-name="T73">32; BASE36; BASE58; BASE62;</text:span></text:span></text:p>
            <text:p text:style-name="P6"><text:span text:style-name="Source_20_Text"><text:span text:style-name="T73">WORDSAFEALPHABET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6"><text:span text:style-name="Source_20_Text"><text:span text:style-name="T16">javaHash(data[,hexa</text:span></text:span><text:span text:style-name="Source_20_Text"><text:span text:style-name="T74">decimal</text:span></text:span><text:span text:style-name="Source_20_Text"><text:span text:style-name="T16"> </text:span></text:span><text:span text:style-name="Source_20_Text"><text:span text:style-name="T75">= false</text:span></text:span><text:span text:style-name="Source_20_Text"><text:span text:style-name="T16">]);<text:line-break/>b64Encode(string); </text:span></text:span></text:p>
            <text:p text:style-name="P6"><text:span text:style-name="Source_20_Text"><text:span text:style-name="T16">b64Decode(s</text:span></text:span><text:span text:style-name="Source_20_Text"><text:span text:style-name="T63">tri</text:span></text:span><text:span text:style-name="Source_20_Text"><text:span text:style-name="T26">ng</text:span></text:span><text:span text:style-name="Source_20_Text"><text:span text:style-name="T16">);</text:span></text:span></text:p>
            <text:p text:style-name="P6"><text:span text:style-name="Source_20_Text"><text:span text:style-name="T16">extend([deep,]target,source1[,s</text:span></text:span><text:span text:style-name="Source_20_Text"><text:span text:style-name="T74">ou</text:span></text:span><text:span text:style-name="Source_20_Text"><text:span text:style-name="T16">rc</text:span></text:span><text:span text:style-name="Source_20_Text"><text:span text:style-name="T74">e</text:span></text:span><text:span text:style-name="Source_20_Text"><text:span text:style-name="T16">N]);</text:span></text:span></text:p>
            <text:p text:style-name="P6"><text:span text:style-name="Source_20_Text"><text:span text:style-name="T16">sizeIn(o</text:span></text:span><text:span text:style-name="Source_20_Text"><text:span text:style-name="T76">bje</text:span></text:span><text:span text:style-name="Source_20_Text"><text:span text:style-name="T77">ct</text:span></text:span><text:span text:style-name="Source_20_Text"><text:span text:style-name="T16">);<text:line-break/></text:span></text:span><text:span text:style-name="Source_20_Text"><text:span text:style-name="T78">popIn(o</text:span></text:span><text:span text:style-name="Source_20_Text"><text:span text:style-name="T79">bje</text:span></text:span><text:span text:style-name="Source_20_Text"><text:span text:style-name="T80">ct</text:span></text:span><text:span text:style-name="Source_20_Text"><text:span text:style-name="T78">,p</text:span></text:span><text:span text:style-name="Source_20_Text"><text:span text:style-name="T79">rope</text:span></text:span><text:span text:style-name="Source_20_Text"><text:span text:style-name="T80">rty</text:span></text:span><text:span text:style-name="Source_20_Text"><text:span text:style-name="T78">); </text:span></text:span></text:p>
            <text:p text:style-name="P16"><text:span text:style-name="Source_20_Text"><text:span text:style-name="T16">forIn(o</text:span></text:span><text:span text:style-name="Source_20_Text"><text:span text:style-name="T79">bje</text:span></text:span><text:span text:style-name="Source_20_Text"><text:span text:style-name="T80">ct</text:span></text:span><text:span text:style-name="Source_20_Text"><text:span text:style-name="T16">,c</text:span></text:span><text:span text:style-name="Source_20_Text"><text:span text:style-name="T79">a</text:span></text:span><text:span text:style-name="Source_20_Text"><text:span text:style-name="T80">llback</text:span></text:span><text:span text:style-name="Source_20_Text"><text:span text:style-name="T16">);</text:span></text:span></text:p>
            <text:p text:style-name="P6"><text:span text:style-name="Source_20_Text"><text:span text:style-name="T16">f</text:span></text:span><text:span text:style-name="Source_20_Text"><text:span text:style-name="T81">ilter</text:span></text:span><text:span text:style-name="Source_20_Text"><text:span text:style-name="T16">In(o</text:span></text:span><text:span text:style-name="Source_20_Text"><text:span text:style-name="T82">bje</text:span></text:span><text:span text:style-name="Source_20_Text"><text:span text:style-name="T83">ct</text:span></text:span><text:span text:style-name="Source_20_Text"><text:span text:style-name="T16">,c</text:span></text:span><text:span text:style-name="Source_20_Text"><text:span text:style-name="T83">allback</text:span></text:span><text:span text:style-name="Source_20_Text"><text:span text:style-name="T16">);</text:span></text:span></text:p>
            <text:p text:style-name="P6"><text:span text:style-name="Source_20_Text"><text:span text:style-name="T16">delay(mi</text:span></text:span><text:span text:style-name="Source_20_Text"><text:span text:style-name="T84">lis</text:span></text:span><text:span text:style-name="Source_20_Text"><text:span text:style-name="T16">e</text:span></text:span><text:span text:style-name="Source_20_Text"><text:span text:style-name="T84">c</text:span></text:span><text:span text:style-name="Source_20_Text"><text:span text:style-name="T16">).then(callback);</text:span></text:span></text:p>
            <text:p text:style-name="P6"><text:span text:style-name="Source_20_Text"><text:span text:style-name="T85">sleep</text:span></text:span><text:span text:style-name="Source_20_Text"><text:span text:style-name="T16">(mi</text:span></text:span><text:span text:style-name="Source_20_Text"><text:span text:style-name="T84">lis</text:span></text:span><text:span text:style-name="Source_20_Text"><text:span text:style-name="T16">e</text:span></text:span><text:span text:style-name="Source_20_Text"><text:span text:style-name="T84">c</text:span></text:span><text:span text:style-name="Source_20_Text"><text:span text:style-name="T16">).then(callback);</text:span></text:span></text:p>
            <text:p text:style-name="P18"><text:span text:style-name="Source_20_Text"><text:span text:style-name="T86">createPolyfillMethod(o</text:span></text:span><text:span text:style-name="Source_20_Text"><text:span text:style-name="T87">b</text:span></text:span><text:span text:style-name="Source_20_Text"><text:span text:style-name="T88">ject</text:span></text:span><text:span text:style-name="Source_20_Text"><text:span text:style-name="T86">,</text:span></text:span><text:span text:style-name="Source_20_Text"><text:span text:style-name="T89">prop</text:span></text:span><text:span text:style-name="Source_20_Text"><text:span text:style-name="T86">,v</text:span></text:span><text:span text:style-name="Source_20_Text"><text:span text:style-name="T90">alu</text:span></text:span><text:span text:style-name="Source_20_Text"><text:span text:style-name="T91">e</text:span></text:span><text:span text:style-name="Source_20_Text"><text:span text:style-name="T86">);</text:span></text:span></text:p>
            <text:p text:style-name="P18"><text:span text:style-name="Source_20_Text"><text:span text:style-name="T86">createPolyfillProperty(o</text:span></text:span><text:span text:style-name="Source_20_Text"><text:span text:style-name="T87">b</text:span></text:span><text:span text:style-name="Source_20_Text"><text:span text:style-name="T88">ject</text:span></text:span><text:span text:style-name="Source_20_Text"><text:span text:style-name="T86">,</text:span></text:span><text:span text:style-name="Source_20_Text"><text:span text:style-name="T89">prop</text:span></text:span><text:span text:style-name="Source_20_Text"><text:span text:style-name="T86">,v</text:span></text:span><text:span text:style-name="Source_20_Text"><text:span text:style-name="T92">alu</text:span></text:span><text:span text:style-name="Source_20_Text"><text:span text:style-name="T93">e</text:span></text:span><text:span text:style-name="Source_20_Text"><text:span text:style-name="T86">);</text:span></text:span></text:p>
            <text:p text:style-name="P19"><text:span text:style-name="Source_20_Text"><text:span text:style-name="T94">d</text:span></text:span><text:span text:style-name="Source_20_Text"><text:span text:style-name="T86">eletePropertyOrThrow</text:span></text:span><text:span text:style-name="Source_20_Text"><text:span text:style-name="T95">(o</text:span></text:span><text:span text:style-name="Source_20_Text"><text:span text:style-name="T87">b</text:span></text:span><text:span text:style-name="Source_20_Text"><text:span text:style-name="T88">ject</text:span></text:span><text:span text:style-name="Source_20_Text"><text:span text:style-name="T95">,p</text:span></text:span><text:span text:style-name="Source_20_Text"><text:span text:style-name="T96">ro</text:span></text:span><text:span text:style-name="Source_20_Text"><text:span text:style-name="T97">perty</text:span></text:span><text:span text:style-name="Source_20_Text"><text:span text:style-name="T95">);</text:span></text:span></text:p>
            <text:p text:style-name="P6"><text:span text:style-name="Source_20_Text"><text:span text:style-name="T16">randomBoolean</text:span></text:span><text:span text:style-name="Source_20_Text"><text:span text:style-name="T98">();</text:span></text:span></text:p>
            <text:p text:style-name="P6"><text:span text:style-name="Source_20_Text"><text:span text:style-name="T99">r</text:span></text:span><text:span text:style-name="Source_20_Text"><text:span text:style-name="T98">andomUUIDv7</text:span></text:span><text:span text:style-name="Source_20_Text"><text:span text:style-name="T100">(); </text:span></text:span></text:p>
            <text:p text:style-name="P6"><text:span text:style-name="Source_20_Text"><text:span text:style-name="T101">timestampID([size=21[,alphabet=</text:span></text:span><text:span text:style-name="Source_20_Text"><text:span text:style-name="T85">"ABCDEFGHIJKLMNOPQRSTUVWXYZabcdefghijklmnopqrstuvwxyz0123456789_-"</text:span></text:span><text:span text:style-name="Source_20_Text"><text:span text:style-name="T101">]]);</text:span></text:span></text:p>
            <text:p text:style-name="P6"><text:span text:style-name="Source_20_Text"><text:span text:style-name="T9">nanoid([size=21[,alphabet="123456789ABCDEFGHJKLMNPQRSTUVWXYZabcdefghijkmnopqrstuvwxyz"]]);</text:span></text:span></text:p>
            <text:p text:style-name="P6"><text:span text:style-name="Source_20_Text"><text:span text:style-name="T16">getUrlVars([str=location.search]);</text:span></text:span></text:p>
            <text:p text:style-name="P6"><text:span text:style-name="Source_20_Text"><text:span text:style-name="T16">obj2string(object);</text:span></text:span></text:p>
            <text:p text:style-name="P6"><text:span text:style-name="Source_20_Text"><text:span text:style-name="T102">classof</text:span></text:span><text:span text:style-name="Source_20_Text"><text:span text:style-name="T16">(</text:span></text:span><text:span text:style-name="Source_20_Text"><text:span text:style-name="T103">value</text:span></text:span><text:span text:style-name="Source_20_Text"><text:span text:style-name="T16">[,</text:span></text:span><text:span text:style-name="Source_20_Text"><text:span text:style-name="T104">class</text:span></text:span><text:span text:style-name="Source_20_Text"><text:span text:style-name="T16">[,throw=false]</text:span></text:span><text:span text:style-name="Source_20_Text"><text:span text:style-name="T105">]</text:span></text:span><text:span text:style-name="Source_20_Text"><text:span text:style-name="T16">);</text:span></text:span></text:p>
            <text:p text:style-name="P6"><text:span text:style-name="Source_20_Text"><text:span text:style-name="T106">ge</text:span></text:span><text:span text:style-name="Source_20_Text"><text:span text:style-name="T102">t</text:span></text:span><text:span text:style-name="Source_20_Text"><text:span text:style-name="T106">Type</text:span></text:span><text:span text:style-name="Source_20_Text"><text:span text:style-name="T16">(</text:span></text:span><text:span text:style-name="Source_20_Text"><text:span text:style-name="T103">value</text:span></text:span><text:span text:style-name="Source_20_Text"><text:span text:style-name="T16">[,</text:span></text:span><text:span text:style-name="Source_20_Text"><text:span text:style-name="T104">class</text:span></text:span><text:span text:style-name="Source_20_Text"><text:span text:style-name="T16">[,throw=false]</text:span></text:span><text:span text:style-name="Source_20_Text"><text:span text:style-name="T105">]</text:span></text:span><text:span text:style-name="Source_20_Text"><text:span text:style-name="T16">);</text:span></text:span></text:p>
            <text:p text:style-name="P20"><text:span text:style-name="Source_20_Text"><text:span text:style-name="T86">toObject(v</text:span></text:span><text:span text:style-name="Source_20_Text"><text:span text:style-name="T107">alu</text:span></text:span><text:span text:style-name="Source_20_Text"><text:span text:style-name="T108">e</text:span></text:span><text:span text:style-name="Source_20_Text"><text:span text:style-name="T86">);</text:span></text:span></text:p>
            <text:p text:style-name="P6"><text:span text:style-name="Source_20_Text"><text:span text:style-name="T16">bind(</text:span></text:span><text:span text:style-name="Source_20_Text"><text:span text:style-name="T80">function</text:span></text:span><text:span text:style-name="Source_20_Text"><text:span text:style-name="T16">,context);</text:span></text:span></text:p>
            <text:p text:style-name="P6"><text:span text:style-name="Source_20_Text"><text:span text:style-name="T109">unBind</text:span></text:span><text:span text:style-name="Source_20_Text"><text:span text:style-name="T110">(</text:span></text:span><text:span text:style-name="Source_20_Text"><text:span text:style-name="T111">f</text:span></text:span><text:span text:style-name="Source_20_Text"><text:span text:style-name="T112">unction</text:span></text:span><text:span text:style-name="Source_20_Text"><text:span text:style-name="T110">);</text:span></text:span></text:p>
            <text:p text:style-name="P6"><text:span text:style-name="Source_20_Text"><text:span text:style-name="T16">constant(value);</text:span></text:span></text:p>
            <text:p text:style-name="P21"><text:span text:style-name="Source_20_Text"><text:span text:style-name="T113">identity(value);</text:span></text:span></text:p>
            <text:p text:style-name="P21"><text:span text:style-name="Source_20_Text"><text:span text:style-name="T16">noop();</text:span></text:span></text:p>
            <text:p text:style-name="P6"><text:span text:style-name="Source_20_Text"><text:span text:style-name="T16">T();</text:span></text:span><text:span text:style-name="Source_20_Text"><text:span text:style-name="T114"> </text:span></text:span><text:span text:style-name="Source_20_Text"><text:span text:style-name="T115">and </text:span></text:span><text:span text:style-name="Source_20_Text"><text:span text:style-name="T16">F(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22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3">String API</text:p>
          </table:table-cell>
          <table:table-cell table:style-name="Table5.A1" office:value-type="string">
            <text:p text:style-name="P24"><text:span text:style-name="Source_20_Text"><text:span text:style-name="T116">Assertion</text:span></text:span><text:span text:style-name="Source_20_Text"><text:span text:style-name="T117"> API</text:span></text:span></text:p>
          </table:table-cell>
          <table:table-cell table:style-name="Table5.C1" office:value-type="string">
            <text:p text:style-name="P25">Math API</text:p>
          </table:table-cell>
        </table:table-row>
        <table:table-row table:style-name="Table5.2">
          <table:table-cell table:style-name="Table5.A2" office:value-type="string">
            <text:p text:style-name="P6"><text:span text:style-name="Source_20_Text"><text:span text:style-name="T16"/></text:span></text:p>
            <text:p text:style-name="P6"><text:span text:style-name="Source_20_Text"><text:span text:style-name="T16">strProper</text:span></text:span><text:span text:style-name="Source_20_Text"><text:span text:style-name="T118">c</text:span></text:span><text:span text:style-name="Source_20_Text"><text:span text:style-name="T16">ase(s</text:span></text:span><text:span text:style-name="Source_20_Text"><text:span text:style-name="T119">tri</text:span></text:span><text:span text:style-name="Source_20_Text"><text:span text:style-name="T120">ng</text:span></text:span><text:span text:style-name="Source_20_Text"><text:span text:style-name="T16">); </text:span></text:span></text:p>
            <text:p text:style-name="P6"><text:span text:style-name="Source_20_Text"><text:span text:style-name="T121"/></text:span></text:p>
            <text:p text:style-name="P6"><text:span text:style-name="Source_20_Text"><text:span text:style-name="T121">s</text:span></text:span><text:span text:style-name="Source_20_Text"><text:span text:style-name="T16">tr</text:span></text:span><text:span text:style-name="Source_20_Text"><text:span text:style-name="T122">T</text:span></text:span><text:span text:style-name="Source_20_Text"><text:span text:style-name="T123">itle</text:span></text:span><text:span text:style-name="Source_20_Text"><text:span text:style-name="T118">c</text:span></text:span><text:span text:style-name="Source_20_Text"><text:span text:style-name="T16">ase(s</text:span></text:span><text:span text:style-name="Source_20_Text"><text:span text:style-name="T119">tri</text:span></text:span><text:span text:style-name="Source_20_Text"><text:span text:style-name="T120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apitalize(s</text:span></text:span><text:span text:style-name="Source_20_Text"><text:span text:style-name="T119">tri</text:span></text:span><text:span text:style-name="Source_20_Text"><text:span text:style-name="T120">ng</text:span></text:span><text:span text:style-name="Source_20_Text"><text:span text:style-name="T16">);</text:span></text:span></text:p>
            <text:p text:style-name="P6"><text:span text:style-name="Source_20_Text"><text:span text:style-name="T124"/></text:span></text:p>
            <text:p text:style-name="P6"><text:span text:style-name="Source_20_Text"><text:span text:style-name="T124">strTruncate(st</text:span></text:span><text:span text:style-name="Source_20_Text"><text:span text:style-name="T125">ring</text:span></text:span><text:span text:style-name="Source_20_Text"><text:span text:style-name="T124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UpFirst(s</text:span></text:span><text:span text:style-name="Source_20_Text"><text:span text:style-name="T119">tri</text:span></text:span><text:span text:style-name="Source_20_Text"><text:span text:style-name="T120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DownFirst(s</text:span></text:span><text:span text:style-name="Source_20_Text"><text:span text:style-name="T126">tri</text:span></text:span><text:span text:style-name="Source_20_Text"><text:span text:style-name="T80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Reverse(s</text:span></text:span><text:span text:style-name="Source_20_Text"><text:span text:style-name="T39">t</text:span></text:span><text:span text:style-name="Source_20_Text"><text:span text:style-name="T120">ri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odePoints(s</text:span></text:span><text:span text:style-name="Source_20_Text"><text:span text:style-name="T127">t</text:span></text:span><text:span text:style-name="Source_20_Text"><text:span text:style-name="T125">ri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FromCodePoints(i</text:span></text:span><text:span text:style-name="Source_20_Text"><text:span text:style-name="T128">terator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At(s</text:span></text:span><text:span text:style-name="Source_20_Text"><text:span text:style-name="T129">tri</text:span></text:span><text:span text:style-name="Source_20_Text"><text:span text:style-name="T130">ng</text:span></text:span><text:span text:style-name="Source_20_Text"><text:span text:style-name="T16">,index[,newChar]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Splice(</text:span></text:span><text:span text:style-name="Source_20_Text"><text:span text:style-name="T129">str</text:span></text:span><text:span text:style-name="Source_20_Text"><text:span text:style-name="T43">ing</text:span></text:span><text:span text:style-name="Source_20_Text"><text:span text:style-name="T16">,index,count[,add</text:span></text:span><text:span text:style-name="Source_20_Text"><text:span text:style-name="T131">]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</text:span></text:span><text:span text:style-name="Source_20_Text"><text:span text:style-name="T132">HTML</text:span></text:span><text:span text:style-name="Source_20_Text"><text:span text:style-name="T16">RemoveTags(string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HTMLEscape(s</text:span></text:span><text:span text:style-name="Source_20_Text"><text:span text:style-name="T119">tri</text:span></text:span><text:span text:style-name="Source_20_Text"><text:span text:style-name="T120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HTML</text:span></text:span><text:span text:style-name="Source_20_Text"><text:span text:style-name="T133">Un</text:span></text:span><text:span text:style-name="Source_20_Text"><text:span text:style-name="T16">Escape(s</text:span></text:span><text:span text:style-name="Source_20_Text"><text:span text:style-name="T119">tri</text:span></text:span><text:span text:style-name="Source_20_Text"><text:span text:style-name="T120">ng</text:span></text:span><text:span text:style-name="Source_20_Text"><text:span text:style-name="T16">);</text:span></text:span></text:p>
          </table:table-cell>
          <table:table-cell table:style-name="Table5.B2" office:value-type="string">
            <text:p text:style-name="P26"><text:span text:style-name="Source_20_Text"><text:span text:style-name="T125"/></text:span></text:p>
            <text:p text:style-name="P26"><text:span text:style-name="Source_20_Text"><text:span text:style-name="T125">a</text:span></text:span><text:span text:style-name="Source_20_Text"><text:span text:style-name="T16">ssert</text:span></text:span><text:span text:style-name="Source_20_Text"><text:span text:style-name="T125">(condition[,message]);</text:span></text:span></text:p>
            <text:p text:style-name="P27"><text:span text:style-name="Source_20_Text"><text:span text:style-name="T125">assertTrue(condition[,message]);</text:span></text:span></text:p>
            <text:p text:style-name="P27"><text:span text:style-name="Source_20_Text"><text:span text:style-name="T125"/></text:span></text:p>
            <text:p text:style-name="P27"><text:span text:style-name="Source_20_Text"><text:span text:style-name="T125">assertFalse(condition[,message]);</text:span></text:span></text:p>
            <text:p text:style-name="P27"><text:span text:style-name="Source_20_Text"><text:span text:style-name="T125"/></text:span></text:p>
            <text:p text:style-name="P28"><text:span text:style-name="Source_20_Text"><text:span text:style-name="T134">assertThrows</text:span></text:span><text:span text:style-name="Source_20_Text"><text:span text:style-name="T135">(callback[,message]);</text:span></text:span></text:p>
            <text:p text:style-name="P28"><text:span text:style-name="Source_20_Text"><text:span text:style-name="T135"/></text:span></text:p>
            <text:p text:style-name="P29"><text:span text:style-name="Source_20_Text"><text:span text:style-name="T136">assertFail(m</text:span></text:span><text:span text:style-name="Source_20_Text"><text:span text:style-name="T137">essage </text:span></text:span><text:span text:style-name="Source_20_Text"><text:span text:style-name="T138">OR error</text:span></text:span><text:span text:style-name="Source_20_Text"><text:span text:style-name="T136">);</text:span></text:span></text:p>
            <text:p text:style-name="P30"><text:span text:style-name="Source_20_Text"><text:span text:style-name="T125"/></text:span></text:p>
            <text:p text:style-name="P31"><text:span text:style-name="Source_20_Text"><text:span text:style-name="T125">assertEqual(value1,value2[,message]);</text:span></text:span></text:p>
            <text:p text:style-name="P31"><text:span text:style-name="Source_20_Text"><text:span text:style-name="T125">assertNotEqual</text:span></text:span><text:span text:style-name="Source_20_Text"><text:span text:style-name="T139">(</text:span></text:span><text:span text:style-name="Source_20_Text"><text:span text:style-name="T125">value1,value2[,message]);</text:span></text:span></text:p>
            <text:p text:style-name="P30"><text:span text:style-name="Source_20_Text"><text:span text:style-name="T125"/></text:span></text:p>
            <text:p text:style-name="P31"><text:span text:style-name="Source_20_Text"><text:span text:style-name="T125">assertStrictEqual</text:span></text:span><text:span text:style-name="Source_20_Text"><text:span text:style-name="T140">(</text:span></text:span><text:span text:style-name="Source_20_Text"><text:span text:style-name="T125">value1,value2[,message]);</text:span></text:span></text:p>
            <text:p text:style-name="P31"><text:span text:style-name="Source_20_Text"><text:span text:style-name="T125">assertNotStrictEqual</text:span></text:span><text:span text:style-name="Source_20_Text"><text:span text:style-name="T140">(</text:span></text:span><text:span text:style-name="Source_20_Text"><text:span text:style-name="T125">value1,value2[,message]);</text:span></text:span></text:p>
            <text:p text:style-name="P30"><text:span text:style-name="Source_20_Text"><text:span text:style-name="T125"/></text:span></text:p>
            <text:p text:style-name="P30"><text:span text:style-name="Source_20_Text"><text:span text:style-name="T125">assertDeepEqual</text:span></text:span><text:span text:style-name="Source_20_Text"><text:span text:style-name="T140">(</text:span></text:span><text:span text:style-name="Source_20_Text"><text:span text:style-name="T125">value1,value2[,message]);</text:span></text:span></text:p>
            <text:p text:style-name="P27"><text:span text:style-name="Source_20_Text"><text:span text:style-name="T125">assertNotDeepEqual</text:span></text:span><text:span text:style-name="Source_20_Text"><text:span text:style-name="T140">(</text:span></text:span><text:span text:style-name="Source_20_Text"><text:span text:style-name="T125">value1,value2[,message]);</text:span></text:span></text:p>
            <text:p text:style-name="P30"><text:span text:style-name="Source_20_Text"><text:span text:style-name="T125"/></text:span></text:p>
            <text:p text:style-name="P30"><text:span text:style-name="Source_20_Text"><text:span text:style-name="T125">assertDeepStrictEqual</text:span></text:span><text:span text:style-name="Source_20_Text"><text:span text:style-name="T140">(</text:span></text:span><text:span text:style-name="Source_20_Text"><text:span text:style-name="T125">value1,value2[,message]);</text:span></text:span></text:p>
            <text:p text:style-name="P27"><text:span text:style-name="Source_20_Text"><text:span text:style-name="T125">assertNotDeepStrictEqual</text:span></text:span><text:span text:style-name="Source_20_Text"><text:span text:style-name="T140">(</text:span></text:span><text:span text:style-name="Source_20_Text"><text:span text:style-name="T125">value1,value2[,message]);</text:span></text:span></text:p>
            <text:p text:style-name="P30"/>
            <text:p text:style-name="P31"><text:span text:style-name="Source_20_Text"><text:span text:style-name="T125">assertType</text:span></text:span><text:span text:style-name="Source_20_Text"><text:span text:style-name="T141">Of</text:span></text:span><text:span text:style-name="Source_20_Text"><text:span text:style-name="T125">(value,type</text:span></text:span><text:span text:style-name="Source_20_Text"><text:span text:style-name="T142">[,message]</text:span></text:span><text:span text:style-name="Source_20_Text"><text:span text:style-name="T125">);</text:span></text:span></text:p>
            <text:p text:style-name="P31"><text:span text:style-name="Source_20_Text"><text:span text:style-name="T125">assert</text:span></text:span><text:span text:style-name="Source_20_Text"><text:span text:style-name="T143">Not</text:span></text:span><text:span text:style-name="Source_20_Text"><text:span text:style-name="T125">Type</text:span></text:span><text:span text:style-name="Source_20_Text"><text:span text:style-name="T141">Of</text:span></text:span><text:span text:style-name="Source_20_Text"><text:span text:style-name="T125">(</text:span></text:span><text:span text:style-name="Source_20_Text"><text:span text:style-name="T144">value,</text:span></text:span><text:span text:style-name="Source_20_Text"><text:span text:style-name="T125">type</text:span></text:span><text:span text:style-name="Source_20_Text"><text:span text:style-name="T143">String</text:span></text:span><text:span text:style-name="Source_20_Text"><text:span text:style-name="T142">[,message]</text:span></text:span><text:span text:style-name="Source_20_Text"><text:span text:style-name="T125">);</text:span></text:span></text:p>
            <text:p text:style-name="P30"><text:span text:style-name="Source_20_Text"><text:span text:style-name="T134"/></text:span></text:p>
            <text:p text:style-name="P27"><text:span text:style-name="Source_20_Text"><text:span text:style-name="T125">assert</text:span></text:span><text:span text:style-name="Source_20_Text"><text:span text:style-name="T141">InstanceOf</text:span></text:span><text:span text:style-name="Source_20_Text"><text:span text:style-name="T125">(</text:span></text:span><text:span text:style-name="Source_20_Text"><text:span text:style-name="T144">value,</text:span></text:span><text:span text:style-name="Source_20_Text"><text:span text:style-name="T141">constructor</text:span></text:span><text:span text:style-name="Source_20_Text"><text:span text:style-name="T142">[,message]</text:span></text:span><text:span text:style-name="Source_20_Text"><text:span text:style-name="T125">);</text:span></text:span></text:p>
            <text:p text:style-name="P32"><text:span text:style-name="Source_20_Text"><text:span text:style-name="T125">assert</text:span></text:span><text:span text:style-name="Source_20_Text"><text:span text:style-name="T143">Not</text:span></text:span><text:span text:style-name="Source_20_Text"><text:span text:style-name="T141">InstanceOf</text:span></text:span><text:span text:style-name="Source_20_Text"><text:span text:style-name="T125">(</text:span></text:span><text:span text:style-name="Source_20_Text"><text:span text:style-name="T144">value,</text:span></text:span><text:span text:style-name="Source_20_Text"><text:span text:style-name="T141">constructor</text:span></text:span><text:span text:style-name="Source_20_Text"><text:span text:style-name="T142">[,message]</text:span></text:span><text:span text:style-name="Source_20_Text"><text:span text:style-name="T125">);</text:span></text:span></text:p>
            <text:p text:style-name="P30"><text:span text:style-name="Source_20_Text"><text:span text:style-name="T134"/></text:span></text:p>
            <text:p text:style-name="P30"><text:span text:style-name="Source_20_Text"><text:span text:style-name="T134">assertIsNil(value[,message]);</text:span></text:span></text:p>
            <text:p text:style-name="P30"><text:span text:style-name="Source_20_Text"><text:span text:style-name="T134">assertIsNotNil(value[,message]);</text:span></text:span></text:p>
            <text:p text:style-name="P33"><text:span text:style-name="Source_20_Text"><text:span text:style-name="T136"/></text:span></text:p>
            <text:p text:style-name="P30"><text:span text:style-name="Source_20_Text"><text:span text:style-name="T134">assertMatch(s</text:span></text:span><text:span text:style-name="Source_20_Text"><text:span text:style-name="T145">tring</text:span></text:span><text:span text:style-name="Source_20_Text"><text:span text:style-name="T134">,r</text:span></text:span><text:span text:style-name="Source_20_Text"><text:span text:style-name="T145">egexp</text:span></text:span><text:span text:style-name="Source_20_Text"><text:span text:style-name="T134">, m</text:span></text:span><text:span text:style-name="Source_20_Text"><text:span text:style-name="T145">essage</text:span></text:span><text:span text:style-name="Source_20_Text"><text:span text:style-name="T134">);</text:span></text:span></text:p>
            <text:p text:style-name="P27"><text:span text:style-name="Source_20_Text"><text:span text:style-name="T145">assertD</text:span></text:span><text:span text:style-name="Source_20_Text"><text:span text:style-name="T134">oesNotMatch(s</text:span></text:span><text:span text:style-name="Source_20_Text"><text:span text:style-name="T145">tring</text:span></text:span><text:span text:style-name="Source_20_Text"><text:span text:style-name="T134">, r</text:span></text:span><text:span text:style-name="Source_20_Text"><text:span text:style-name="T145">egexp</text:span></text:span><text:span text:style-name="Source_20_Text"><text:span text:style-name="T134">, m</text:span></text:span><text:span text:style-name="Source_20_Text"><text:span text:style-name="T145">essage</text:span></text:span><text:span text:style-name="Source_20_Text"><text:span text:style-name="T134">);</text:span></text:span></text:p>
          </table:table-cell>
          <table:table-cell table:style-name="Table5.C2" office:value-type="string">
            <text:p text:style-name="P34">sum(value1[,valueN]);</text:p>
            <text:p text:style-name="P34">avg(value1[,valueN]);</text:p>
            <text:p text:style-name="P34">product(value1[,valueN]);</text:p>
            <text:p text:style-name="P34">clamp(value,min,max);</text:p>
            <text:p text:style-name="P34"><text:span text:style-name="T146">minmax</text:span>(value,min,max);</text:p>
            <text:p text:style-name="P35"><text:span text:style-name="Source_20_Text"><text:span text:style-name="T16">inRange(value,min,max);</text:span></text:span></text:p>
            <text:p text:style-name="P35"><text:span text:style-name="Source_20_Text"><text:span text:style-name="T147">signbit(value);</text:span></text:span></text:p>
            <text:p text:style-name="P35"><text:span text:style-name="Source_20_Text"><text:span text:style-name="T147"/></text:span></text:p>
            <text:p text:style-name="P36"><text:span text:style-name="Source_20_Text"><text:span text:style-name="T16">randomInt([max]);</text:span></text:span></text:p>
            <text:p text:style-name="P36"><text:span text:style-name="Source_20_Text"><text:span text:style-name="T16">randomInt(min,max);</text:span></text:span></text:p>
            <text:p text:style-name="P36"><text:span text:style-name="Source_20_Text"><text:span text:style-name="T16">randomFloat([max]);</text:span></text:span></text:p>
            <text:p text:style-name="P36"><text:span text:style-name="Source_20_Text"><text:span text:style-name="T16">randomFloat(min,max);</text:span></text:span></text:p>
            <text:p text:style-name="P36"><text:span text:style-name="Source_20_Text"><text:span text:style-name="T147"/></text:span></text:p>
            <text:p text:style-name="P34">isEven(value);</text:p>
            <text:p text:style-name="P34">isOdd(valu<text:span text:style-name="T148">e</text:span>);</text:p>
            <text:p text:style-name="P37">isInt8(value);</text:p>
            <text:p text:style-name="P37">isInt16(value);</text:p>
            <text:p text:style-name="P37">isUInt32(value);</text:p>
            <text:p text:style-name="P37">isUInt8(value);</text:p>
            <text:p text:style-name="P37">isUInt16(value);</text:p>
            <text:p text:style-name="P37">isInt32(value);</text:p>
            <text:p text:style-name="P37">isBigInt64(value);</text:p>
            <text:p text:style-name="P38"><text:span text:style-name="T149">i</text:span><text:span text:style-name="T150">s</text:span>BigUInt64(value);</text:p>
            <text:p text:style-name="P38"><text:span text:style-name="T150">is</text:span>Float<text:span text:style-name="T151">16</text:span>(value);</text:p>
            <text:p text:style-name="P36"><text:span text:style-name="Source_20_Text"><text:span text:style-name="T147">isFloat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47">);</text:span></text:span></text:p>
            <text:p text:style-name="P36"><text:span text:style-name="Source_20_Text"><text:span text:style-name="T147"/></text:span></text:p>
            <text:p text:style-name="P36"><text:span text:style-name="Source_20_Text"><text:span text:style-name="T152">toInteger(valu</text:span></text:span><text:span text:style-name="Source_20_Text"><text:span text:style-name="T153">e</text:span></text:span><text:span text:style-name="Source_20_Text"><text:span text:style-name="T152">);</text:span></text:span></text:p>
            <text:p text:style-name="P39"><text:span text:style-name="Source_20_Text"><text:span text:style-name="T154">toIntegerOrInfinity(value);</text:span></text:span></text:p>
            <text:p text:style-name="P34"><text:span text:style-name="T155">t</text:span><text:span text:style-name="T156">oInt8(value);</text:span></text:p>
            <text:p text:style-name="P38">toInt16(value);</text:p>
            <text:p text:style-name="P38">toInt32(value);</text:p>
            <text:p text:style-name="P38">toUInt8(value);</text:p>
            <text:p text:style-name="P38">toUInt<text:span text:style-name="T157">1</text:span>6(value);</text:p>
            <text:p text:style-name="P38">toUInt32(value;</text:p>
            <text:p text:style-name="P38">toBigInt64(value);</text:p>
            <text:p text:style-name="P38">toBigUInt64(value);</text:p>
            <text:p text:style-name="P38"><text:span text:style-name="T157">toFloat</text:span><text:span text:style-name="T150">16</text:span><text:span text:style-name="T157">(value);</text:span></text:p>
            <text:p text:style-name="P37"><text:span text:style-name="Source_20_Text"><text:span text:style-name="T158">toFloat32(value);</text:span></text:span></text:p>
          </table:table-cell>
        </table:table-row>
      </table:table>
      <text:p text:style-name="P40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41"><text:span text:style-name="Source_20_Text"><text:span text:style-name="T159">Collections </text:span></text:span><text:span text:style-name="Source_20_Text"><text:span text:style-name="T160">API</text:span></text:span></text:p>
          </table:table-cell>
          <table:covered-table-cell/>
          <table:table-cell table:style-name="Table4.C1" office:value-type="string">
            <text:p text:style-name="P42">Polyfills</text:p>
          </table:table-cell>
        </table:table-row>
        <table:table-row>
          <table:table-cell table:style-name="Table4.A2" table:number-rows-spanned="3" office:value-type="string">
            <text:p text:style-name="P43"><text:span text:style-name="Source_20_Text"><text:span text:style-name="T161">arrayCreate([length = 0]);</text:span></text:span></text:p>
            <text:p text:style-name="P43"><text:span text:style-name="Source_20_Text"><text:span text:style-name="T161">arrayDeepClone(array);</text:span></text:span></text:p>
            <text:p text:style-name="P43"><text:span text:style-name="Source_20_Text"><text:span text:style-name="T161">arrayMerge(target,so</text:span></text:span><text:span text:style-name="Source_20_Text"><text:span text:style-name="T162">ur</text:span></text:span><text:span text:style-name="Source_20_Text"><text:span text:style-name="T163">c</text:span></text:span><text:span text:style-name="Source_20_Text"><text:span text:style-name="T161">e</text:span></text:span><text:span text:style-name="Source_20_Text"><text:span text:style-name="T162">1</text:span></text:span><text:span text:style-name="Source_20_Text"><text:span text:style-name="T161">[,</text:span></text:span><text:span text:style-name="Source_20_Text"><text:span text:style-name="T163">s</text:span></text:span><text:span text:style-name="Source_20_Text"><text:span text:style-name="T162">ou</text:span></text:span><text:span text:style-name="Source_20_Text"><text:span text:style-name="T163">r</text:span></text:span><text:span text:style-name="Source_20_Text"><text:span text:style-name="T162">ce</text:span></text:span><text:span text:style-name="Source_20_Text"><text:span text:style-name="T161">N]);</text:span></text:span></text:p>
            <text:p text:style-name="P44"><text:span text:style-name="Source_20_Text"><text:span text:style-name="T164">arrayAdd</text:span></text:span><text:span text:style-name="Source_20_Text"><text:span text:style-name="T161">(array,value);</text:span></text:span></text:p>
            <text:p text:style-name="P44"><text:span text:style-name="Source_20_Text"><text:span text:style-name="T161">arrayClear(array); </text:span></text:span></text:p>
            <text:p text:style-name="P44"><text:span text:style-name="Source_20_Text"><text:span text:style-name="T165">arrayRemove(array,value[,all </text:span></text:span><text:span text:style-name="Source_20_Text"><text:span text:style-name="T166">= false</text:span></text:span><text:span text:style-name="Source_20_Text"><text:span text:style-name="T165">]);</text:span></text:span></text:p>
            <text:p text:style-name="P45"><text:span text:style-name="Source_20_Text"><text:span text:style-name="T165">arrayRemove</text:span></text:span><text:span text:style-name="Source_20_Text"><text:span text:style-name="T167">By</text:span></text:span><text:span text:style-name="Source_20_Text"><text:span text:style-name="T165">(array,c</text:span></text:span><text:span text:style-name="Source_20_Text"><text:span text:style-name="T167">allback</text:span></text:span><text:span text:style-name="Source_20_Text"><text:span text:style-name="T165">[,all</text:span></text:span><text:span text:style-name="Source_20_Text"><text:span text:style-name="T166">=false</text:span></text:span><text:span text:style-name="Source_20_Text"><text:span text:style-name="T165">]);</text:span></text:span></text:p>
            <text:p text:style-name="P46"><text:span text:style-name="Source_20_Text"><text:span text:style-name="T168"/></text:span></text:p>
            <text:p text:style-name="P46"><text:span text:style-name="Source_20_Text"><text:span text:style-name="T168">arrayRange([start=0[,end = </text:span></text:span><text:span text:style-name="Source_20_Text"><text:span text:style-name="T169">99</text:span></text:span><text:span text:style-name="Source_20_Text"><text:span text:style-name="T168">[,step = 1]]]);</text:span></text:span></text:p>
            <text:p text:style-name="P47"><text:span text:style-name="Source_20_Text"><text:span text:style-name="T170">iterRange([start=0[,step=1[,end=Infinity]]]);</text:span></text:span></text:p>
            <text:p text:style-name="P48"><text:span text:style-name="Source_20_Text"><text:span text:style-name="T9">arrayCycle(i</text:span></text:span><text:span text:style-name="Source_20_Text"><text:span text:style-name="T171">terator</text:span></text:span><text:span text:style-name="Source_20_Text"><text:span text:style-name="T9">[,n </text:span></text:span><text:span text:style-name="Source_20_Text"><text:span text:style-name="T172">= 100</text:span></text:span><text:span text:style-name="Source_20_Text"><text:span text:style-name="T9">]);</text:span></text:span></text:p>
            <text:p text:style-name="P47"><text:span text:style-name="Source_20_Text"><text:span text:style-name="T170">iterCycle(iter</text:span></text:span><text:span text:style-name="Source_20_Text"><text:span text:style-name="T173">ator</text:span></text:span><text:span text:style-name="Source_20_Text"><text:span text:style-name="T170">[,n </text:span></text:span><text:span text:style-name="Source_20_Text"><text:span text:style-name="T174">= Infinity</text:span></text:span><text:span text:style-name="Source_20_Text"><text:span text:style-name="T170">]);</text:span></text:span></text:p>
            <text:p text:style-name="P49"><text:span text:style-name="Source_20_Text"><text:span text:style-name="T9">arrayRepeat(value[,n </text:span></text:span><text:span text:style-name="Source_20_Text"><text:span text:style-name="T175">= 100</text:span></text:span><text:span text:style-name="Source_20_Text"><text:span text:style-name="T9">]);</text:span></text:span></text:p>
            <text:p text:style-name="P47"><text:span text:style-name="Source_20_Text"><text:span text:style-name="T9">iterRepeat(value[,n </text:span></text:span><text:span text:style-name="Source_20_Text"><text:span text:style-name="T174">= Infinity</text:span></text:span><text:span text:style-name="Source_20_Text"><text:span text:style-name="T9">]);</text:span></text:span></text:p>
            <text:p text:style-name="P50"><text:span text:style-name="Source_20_Text"><text:span text:style-name="T176">unique(iterator[,resolver]);</text:span></text:span></text:p>
            <text:p text:style-name="P50"><text:span text:style-name="Source_20_Text"><text:span text:style-name="T170">slice(i</text:span></text:span><text:span text:style-name="Source_20_Text"><text:span text:style-name="T171">terator</text:span></text:span><text:span text:style-name="Source_20_Text"><text:span text:style-name="T170">[,begin=0[,end = Infinity]]);</text:span></text:span></text:p>
            <text:p text:style-name="P48"><text:span text:style-name="Source_20_Text"><text:span text:style-name="T170">withOut(i</text:span></text:span><text:span text:style-name="Source_20_Text"><text:span text:style-name="T171">terator</text:span></text:span><text:span text:style-name="Source_20_Text"><text:span text:style-name="T170">,filter</text:span></text:span><text:span text:style-name="Source_20_Text"><text:span text:style-name="T171">Iterator</text:span></text:span><text:span text:style-name="Source_20_Text"><text:span text:style-name="T170">);</text:span></text:span></text:p>
            <text:p text:style-name="P51"><text:span text:style-name="Source_20_Text"><text:span text:style-name="T9">reduce(i</text:span></text:span><text:span text:style-name="Source_20_Text"><text:span text:style-name="T171">terator</text:span></text:span><text:span text:style-name="Source_20_Text"><text:span text:style-name="T9">,callback[,initialvalue]);</text:span></text:span></text:p>
            <text:p text:style-name="P51"><text:span text:style-name="Source_20_Text"><text:span text:style-name="T177">count</text:span></text:span><text:span text:style-name="Source_20_Text"><text:span text:style-name="T9">(i</text:span></text:span><text:span text:style-name="Source_20_Text"><text:span text:style-name="T171">terator</text:span></text:span><text:span text:style-name="Source_20_Text"><text:span text:style-name="T9">,callback);</text:span></text:span></text:p>
            <text:p text:style-name="P51"><text:span text:style-name="Source_20_Text"><text:span text:style-name="T9"/></text:span></text:p>
            <text:p text:style-name="P51"><text:span text:style-name="Source_20_Text"><text:span text:style-name="T9">take(i</text:span></text:span><text:span text:style-name="Source_20_Text"><text:span text:style-name="T171">terator</text:span></text:span><text:span text:style-name="Source_20_Text"><text:span text:style-name="T9">[,n </text:span></text:span><text:span text:style-name="Source_20_Text"><text:span text:style-name="T178">= 1</text:span></text:span><text:span text:style-name="Source_20_Text"><text:span text:style-name="T9">]);</text:span></text:span></text:p>
            <text:p text:style-name="P51"><text:span text:style-name="Source_20_Text"><text:span text:style-name="T9">takeWhile(i</text:span></text:span><text:span text:style-name="Source_20_Text"><text:span text:style-name="T171">terator</text:span></text:span><text:span text:style-name="Source_20_Text"><text:span text:style-name="T9">,callback);</text:span></text:span></text:p>
            <text:p text:style-name="P51"><text:span text:style-name="Source_20_Text"><text:span text:style-name="T9">takeRight(i</text:span></text:span><text:span text:style-name="Source_20_Text"><text:span text:style-name="T171">terator</text:span></text:span><text:span text:style-name="Source_20_Text"><text:span text:style-name="T9">[,n </text:span></text:span><text:span text:style-name="Source_20_Text"><text:span text:style-name="T178">= 1</text:span></text:span><text:span text:style-name="Source_20_Text"><text:span text:style-name="T9">]);</text:span></text:span></text:p>
            <text:p text:style-name="P51"><text:span text:style-name="Source_20_Text"><text:span text:style-name="T9">takeRightWhile(i</text:span></text:span><text:span text:style-name="Source_20_Text"><text:span text:style-name="T171">terator</text:span></text:span><text:span text:style-name="Source_20_Text"><text:span text:style-name="T9">,callback);</text:span></text:span></text:p>
            <text:p text:style-name="P51"><text:span text:style-name="Source_20_Text"><text:span text:style-name="T9">drop(i</text:span></text:span><text:span text:style-name="Source_20_Text"><text:span text:style-name="T171">terator</text:span></text:span><text:span text:style-name="Source_20_Text"><text:span text:style-name="T9">[,n </text:span></text:span><text:span text:style-name="Source_20_Text"><text:span text:style-name="T178">= 1</text:span></text:span><text:span text:style-name="Source_20_Text"><text:span text:style-name="T9">]);</text:span></text:span><text:span text:style-name="Source_20_Text"><text:span text:style-name="T179"> </text:span></text:span></text:p>
            <text:p text:style-name="P51"><text:span text:style-name="Source_20_Text"><text:span text:style-name="T9">dropWhile(i</text:span></text:span><text:span text:style-name="Source_20_Text"><text:span text:style-name="T171">terator</text:span></text:span><text:span text:style-name="Source_20_Text"><text:span text:style-name="T9">,callback);</text:span></text:span></text:p>
            <text:p text:style-name="P51"><text:span text:style-name="Source_20_Text"><text:span text:style-name="T9">dropRight(i</text:span></text:span><text:span text:style-name="Source_20_Text"><text:span text:style-name="T171">terator</text:span></text:span><text:span text:style-name="Source_20_Text"><text:span text:style-name="T9">[,n </text:span></text:span><text:span text:style-name="Source_20_Text"><text:span text:style-name="T178">= 1</text:span></text:span><text:span text:style-name="Source_20_Text"><text:span text:style-name="T9">]);</text:span></text:span></text:p>
            <text:p text:style-name="P51"><text:span text:style-name="Source_20_Text"><text:span text:style-name="T9">dropRightWhile(i</text:span></text:span><text:span text:style-name="Source_20_Text"><text:span text:style-name="T171">terator</text:span></text:span><text:span text:style-name="Source_20_Text"><text:span text:style-name="T9">,callback);</text:span></text:span></text:p>
            <text:p text:style-name="P51"><text:span text:style-name="Source_20_Text"><text:span text:style-name="T9"/></text:span></text:p>
            <text:p text:style-name="P51"><text:span text:style-name="Source_20_Text"><text:span text:style-name="T9">isSuperset();</text:span></text:span></text:p>
            <text:p text:style-name="P51"><text:span text:style-name="Source_20_Text"><text:span text:style-name="T9">arrayDifference();</text:span></text:span></text:p>
            <text:p text:style-name="P51"><text:span text:style-name="Source_20_Text"><text:span text:style-name="T9">arrayIntersection();</text:span></text:span></text:p>
            <text:p text:style-name="P51"><text:span text:style-name="Source_20_Text"><text:span text:style-name="T9">arraySymmetricDifference();</text:span></text:span></text:p>
            <text:p text:style-name="P51"><text:span text:style-name="Source_20_Text"><text:span text:style-name="T9">arrayUnion();</text:span></text:span></text:p>
            <text:p text:style-name="P51"><text:span text:style-name="Source_20_Text"><text:span text:style-name="T9">setDifference();</text:span></text:span></text:p>
            <text:p text:style-name="P51"><text:span text:style-name="Source_20_Text"><text:span text:style-name="T9">setIntersection();</text:span></text:span></text:p>
            <text:p text:style-name="P51"><text:span text:style-name="Source_20_Text"><text:span text:style-name="T9">setSymmetricDifference();</text:span></text:span></text:p>
            <text:p text:style-name="P51"><text:span text:style-name="Source_20_Text"><text:span text:style-name="T9">setUnion();</text:span></text:span></text:p>
          </table:table-cell>
          <table:table-cell table:style-name="Table4.B2" table:number-rows-spanned="3" office:value-type="string">
            <text:p text:style-name="P48"><text:span text:style-name="Source_20_Text"><text:span text:style-name="T180">forEach</text:span></text:span><text:span text:style-name="Source_20_Text"><text:span text:style-name="T170">(i</text:span></text:span><text:span text:style-name="Source_20_Text"><text:span text:style-name="T171">terator</text:span></text:span><text:span text:style-name="Source_20_Text"><text:span text:style-name="T170">,callback);</text:span></text:span></text:p>
            <text:p text:style-name="P52"><text:span text:style-name="Source_20_Text"><text:span text:style-name="T181">map(i</text:span></text:span><text:span text:style-name="Source_20_Text"><text:span text:style-name="T182">terator</text:span></text:span><text:span text:style-name="Source_20_Text"><text:span text:style-name="T181">,callback);</text:span></text:span></text:p>
            <text:p text:style-name="P51"><text:span text:style-name="Source_20_Text"><text:span text:style-name="T170">enumerate(i</text:span></text:span><text:span text:style-name="Source_20_Text"><text:span text:style-name="T171">terator</text:span></text:span><text:span text:style-name="Source_20_Text"><text:span text:style-name="T170">[,offset = 0]);</text:span></text:span></text:p>
            <text:p text:style-name="P51"><text:span text:style-name="Source_20_Text"><text:span text:style-name="T183">entries</text:span></text:span><text:span text:style-name="Source_20_Text"><text:span text:style-name="T170">(i</text:span></text:span><text:span text:style-name="Source_20_Text"><text:span text:style-name="T171">terator</text:span></text:span><text:span text:style-name="Source_20_Text"><text:span text:style-name="T170">[,offset = 0]);</text:span></text:span></text:p>
            <text:p text:style-name="P51"><text:span text:style-name="Source_20_Text"><text:span text:style-name="T9">size(i</text:span></text:span><text:span text:style-name="Source_20_Text"><text:span text:style-name="T171">terator</text:span></text:span><text:span text:style-name="Source_20_Text"><text:span text:style-name="T9">);</text:span></text:span></text:p>
            <text:p text:style-name="P53"><text:span text:style-name="Source_20_Text"><text:span text:style-name="T184"/></text:span></text:p>
            <text:p text:style-name="P51"><text:span text:style-name="Source_20_Text"><text:span text:style-name="T9">every(i</text:span></text:span><text:span text:style-name="Source_20_Text"><text:span text:style-name="T171">terator</text:span></text:span><text:span text:style-name="Source_20_Text"><text:span text:style-name="T9">,c</text:span></text:span><text:span text:style-name="Source_20_Text"><text:span text:style-name="T185">allback</text:span></text:span><text:span text:style-name="Source_20_Text"><text:span text:style-name="T9">);</text:span></text:span></text:p>
            <text:p text:style-name="P51"><text:span text:style-name="Source_20_Text"><text:span text:style-name="T9">some(i</text:span></text:span><text:span text:style-name="Source_20_Text"><text:span text:style-name="T171">terator</text:span></text:span><text:span text:style-name="Source_20_Text"><text:span text:style-name="T9">,c</text:span></text:span><text:span text:style-name="Source_20_Text"><text:span text:style-name="T185">allback</text:span></text:span><text:span text:style-name="Source_20_Text"><text:span text:style-name="T9">);</text:span></text:span><text:span text:style-name="Source_20_Text"><text:span text:style-name="T186"> </text:span></text:span></text:p>
            <text:p text:style-name="P51"><text:span text:style-name="Source_20_Text"><text:span text:style-name="T170">none(i</text:span></text:span><text:span text:style-name="Source_20_Text"><text:span text:style-name="T171">terator</text:span></text:span><text:span text:style-name="Source_20_Text"><text:span text:style-name="T170">,c</text:span></text:span><text:span text:style-name="Source_20_Text"><text:span text:style-name="T185">allback</text:span></text:span><text:span text:style-name="Source_20_Text"><text:span text:style-name="T170">);</text:span></text:span></text:p>
            <text:p text:style-name="P51"><text:span text:style-name="Source_20_Text"><text:span text:style-name="T9">includes(i</text:span></text:span><text:span text:style-name="Source_20_Text"><text:span text:style-name="T171">terator</text:span></text:span><text:span text:style-name="Source_20_Text"><text:span text:style-name="T9">,value);</text:span></text:span></text:p>
            <text:p text:style-name="P51"><text:span text:style-name="Source_20_Text"><text:span text:style-name="T187">contains</text:span></text:span><text:span text:style-name="Source_20_Text"><text:span text:style-name="T9">(i</text:span></text:span><text:span text:style-name="Source_20_Text"><text:span text:style-name="T171">terator</text:span></text:span><text:span text:style-name="Source_20_Text"><text:span text:style-name="T9">,value);</text:span></text:span></text:p>
            <text:p text:style-name="P51"><text:span text:style-name="Source_20_Text"><text:span text:style-name="T9">find(i</text:span></text:span><text:span text:style-name="Source_20_Text"><text:span text:style-name="T171">terator</text:span></text:span><text:span text:style-name="Source_20_Text"><text:span text:style-name="T9">,c</text:span></text:span><text:span text:style-name="Source_20_Text"><text:span text:style-name="T185">allback</text:span></text:span><text:span text:style-name="Source_20_Text"><text:span text:style-name="T9">);</text:span></text:span></text:p>
            <text:p text:style-name="P51"><text:span text:style-name="Source_20_Text"><text:span text:style-name="T9">findLast(i</text:span></text:span><text:span text:style-name="Source_20_Text"><text:span text:style-name="T171">terator</text:span></text:span><text:span text:style-name="Source_20_Text"><text:span text:style-name="T9">,callback);</text:span></text:span></text:p>
            <text:p text:style-name="P51"><text:span text:style-name="Source_20_Text"><text:span text:style-name="T9">filter(i</text:span></text:span><text:span text:style-name="Source_20_Text"><text:span text:style-name="T171">terator</text:span></text:span><text:span text:style-name="Source_20_Text"><text:span text:style-name="T9">,c</text:span></text:span><text:span text:style-name="Source_20_Text"><text:span text:style-name="T185">allback</text:span></text:span><text:span text:style-name="Source_20_Text"><text:span text:style-name="T9">);</text:span></text:span></text:p>
            <text:p text:style-name="P51"><text:span text:style-name="Source_20_Text"><text:span text:style-name="T188">reject(i</text:span></text:span><text:span text:style-name="Source_20_Text"><text:span text:style-name="T171">terator</text:span></text:span><text:span text:style-name="Source_20_Text"><text:span text:style-name="T188">,c</text:span></text:span><text:span text:style-name="Source_20_Text"><text:span text:style-name="T185">allback</text:span></text:span><text:span text:style-name="Source_20_Text"><text:span text:style-name="T188">);</text:span></text:span></text:p>
            <text:p text:style-name="P48"><text:span text:style-name="Source_20_Text"><text:span text:style-name="T189">p</text:span></text:span><text:span text:style-name="Source_20_Text"><text:span text:style-name="T190">artition(i</text:span></text:span><text:span text:style-name="Source_20_Text"><text:span text:style-name="T191">terator</text:span></text:span><text:span text:style-name="Source_20_Text"><text:span text:style-name="T190">,c</text:span></text:span><text:span text:style-name="Source_20_Text"><text:span text:style-name="T192">a</text:span></text:span><text:span text:style-name="Source_20_Text"><text:span text:style-name="T193">llb</text:span></text:span><text:span text:style-name="Source_20_Text"><text:span text:style-name="T192">a</text:span></text:span><text:span text:style-name="Source_20_Text"><text:span text:style-name="T193">ck</text:span></text:span><text:span text:style-name="Source_20_Text"><text:span text:style-name="T190">);</text:span></text:span></text:p>
            <text:p text:style-name="P54"><text:span text:style-name="Source_20_Text"><text:span text:style-name="T194"/></text:span></text:p>
            <text:p text:style-name="P48"><text:span text:style-name="Source_20_Text"><text:span text:style-name="T9">zip(i</text:span></text:span><text:span text:style-name="Source_20_Text"><text:span text:style-name="T171">terator1</text:span></text:span><text:span text:style-name="Source_20_Text"><text:span text:style-name="T9">[,</text:span></text:span><text:span text:style-name="Source_20_Text"><text:span text:style-name="T171">iteratorN</text:span></text:span><text:span text:style-name="Source_20_Text"><text:span text:style-name="T9">]);</text:span></text:span></text:p>
            <text:p text:style-name="P55"><text:span text:style-name="Source_20_Text"><text:span text:style-name="T195">unzip(i</text:span></text:span><text:span text:style-name="Source_20_Text"><text:span text:style-name="T191">terator</text:span></text:span><text:span text:style-name="Source_20_Text"><text:span text:style-name="T195">);</text:span></text:span></text:p>
            <text:p text:style-name="P55"><text:span text:style-name="Source_20_Text"><text:span text:style-name="T195">zipObj(i</text:span></text:span><text:span text:style-name="Source_20_Text"><text:span text:style-name="T191">terator1</text:span></text:span><text:span text:style-name="Source_20_Text"><text:span text:style-name="T195">,i</text:span></text:span><text:span text:style-name="Source_20_Text"><text:span text:style-name="T191">terator1</text:span></text:span><text:span text:style-name="Source_20_Text"><text:span text:style-name="T195">);</text:span></text:span></text:p>
            <text:p text:style-name="P51"><text:span text:style-name="Source_20_Text"><text:span text:style-name="T194">shuffle(i</text:span></text:span><text:span text:style-name="Source_20_Text"><text:span text:style-name="T171">terator</text:span></text:span><text:span text:style-name="Source_20_Text"><text:span text:style-name="T194">);</text:span></text:span></text:p>
            <text:p text:style-name="P51"><text:span text:style-name="Source_20_Text"><text:span text:style-name="T194"/></text:span></text:p>
            <text:p text:style-name="P56"><text:span text:style-name="Source_20_Text"><text:span text:style-name="T9">min(v</text:span></text:span><text:span text:style-name="Source_20_Text"><text:span text:style-name="T196">alue1[,valueN]</text:span></text:span><text:span text:style-name="Source_20_Text"><text:span text:style-name="T9">);</text:span></text:span></text:p>
            <text:p text:style-name="P57"><text:span text:style-name="Source_20_Text"><text:span text:style-name="T197">max(v</text:span></text:span><text:span text:style-name="Source_20_Text"><text:span text:style-name="T198">alue1[,valueN]</text:span></text:span><text:span text:style-name="Source_20_Text"><text:span text:style-name="T197">);</text:span></text:span></text:p>
            <text:p text:style-name="P51"><text:span text:style-name="Source_20_Text"><text:span text:style-name="T199">sort(i</text:span></text:span><text:span text:style-name="Source_20_Text"><text:span text:style-name="T171">terator</text:span></text:span><text:span text:style-name="Source_20_Text"><text:span text:style-name="T200">[</text:span></text:span><text:span text:style-name="Source_20_Text"><text:span text:style-name="T199">,number</text:span></text:span><text:span text:style-name="Source_20_Text"><text:span text:style-name="T201">s = false</text:span></text:span><text:span text:style-name="Source_20_Text"><text:span text:style-name="T200">]</text:span></text:span><text:span text:style-name="Source_20_Text"><text:span text:style-name="T199">);</text:span></text:span></text:p>
            <text:p text:style-name="P51"><text:span text:style-name="Source_20_Text"><text:span text:style-name="T194">reverse(i</text:span></text:span><text:span text:style-name="Source_20_Text"><text:span text:style-name="T171">terator</text:span></text:span><text:span text:style-name="Source_20_Text"><text:span text:style-name="T194">);</text:span></text:span></text:p>
            <text:p text:style-name="P56"><text:span text:style-name="Source_20_Text"><text:span text:style-name="T9"/></text:span></text:p>
            <text:p text:style-name="P48"><text:span text:style-name="Source_20_Text"><text:span text:style-name="T9">item(i</text:span></text:span><text:span text:style-name="Source_20_Text"><text:span text:style-name="T171">terator</text:span></text:span><text:span text:style-name="Source_20_Text"><text:span text:style-name="T9">,index);</text:span></text:span></text:p>
            <text:p text:style-name="P48"><text:span text:style-name="Source_20_Text"><text:span text:style-name="T202">nth(i</text:span></text:span><text:span text:style-name="Source_20_Text"><text:span text:style-name="T171">terator</text:span></text:span><text:span text:style-name="Source_20_Text"><text:span text:style-name="T202">,index);</text:span></text:span></text:p>
            <text:p text:style-name="P51"><text:span text:style-name="Source_20_Text"><text:span text:style-name="T9">first(i</text:span></text:span><text:span text:style-name="Source_20_Text"><text:span text:style-name="T171">terator</text:span></text:span><text:span text:style-name="Source_20_Text"><text:span text:style-name="T9">);</text:span></text:span></text:p>
            <text:p text:style-name="P51"><text:span text:style-name="Source_20_Text"><text:span text:style-name="T203">head(i</text:span></text:span><text:span text:style-name="Source_20_Text"><text:span text:style-name="T191">terator</text:span></text:span><text:span text:style-name="Source_20_Text"><text:span text:style-name="T203">);</text:span></text:span></text:p>
            <text:p text:style-name="P58"><text:span text:style-name="Source_20_Text"><text:span text:style-name="T161">last(i</text:span></text:span><text:span text:style-name="Source_20_Text"><text:span text:style-name="T182">terator</text:span></text:span><text:span text:style-name="Source_20_Text"><text:span text:style-name="T161">);</text:span></text:span></text:p>
            <text:p text:style-name="P59">initial(i<text:span text:style-name="Source_20_Text"><text:span text:style-name="T204">terator</text:span></text:span>);</text:p>
            <text:p text:style-name="P51"><text:span text:style-name="Source_20_Text"><text:span text:style-name="T9">tail(i</text:span></text:span><text:span text:style-name="Source_20_Text"><text:span text:style-name="T171">terator</text:span></text:span><text:span text:style-name="Source_20_Text"><text:span text:style-name="T9">);</text:span></text:span></text:p>
            <text:p text:style-name="P51"><text:span text:style-name="Source_20_Text"><text:span text:style-name="T9"/></text:span></text:p>
            <text:p text:style-name="P51"><text:span text:style-name="Source_20_Text"><text:span text:style-name="T205">flat(i</text:span></text:span><text:span text:style-name="Source_20_Text"><text:span text:style-name="T171">terator</text:span></text:span><text:span text:style-name="Source_20_Text"><text:span text:style-name="T205">);</text:span></text:span></text:p>
            <text:p text:style-name="P51"><text:span text:style-name="Source_20_Text"><text:span text:style-name="T9">concat(i</text:span></text:span><text:span text:style-name="Source_20_Text"><text:span text:style-name="T171">terator1</text:span></text:span><text:span text:style-name="Source_20_Text"><text:span text:style-name="T9">[,</text:span></text:span><text:span text:style-name="Source_20_Text"><text:span text:style-name="T171">iteratorN</text:span></text:span><text:span text:style-name="Source_20_Text"><text:span text:style-name="T9">]);</text:span></text:span></text:p>
            <text:p text:style-name="P51"><text:span text:style-name="Source_20_Text"><text:span text:style-name="T170">join(i</text:span></text:span><text:span text:style-name="Source_20_Text"><text:span text:style-name="T171">terator</text:span></text:span><text:span text:style-name="Source_20_Text"><text:span text:style-name="T170">[,separator </text:span></text:span><text:span text:style-name="Source_20_Text"><text:span text:style-name="T206">= ","</text:span></text:span><text:span text:style-name="Source_20_Text"><text:span text:style-name="T170">]);</text:span></text:span></text:p>
          </table:table-cell>
          <table:table-cell table:style-name="Table4.C2" office:value-type="string">
            <text:p text:style-name="P60"><text:span text:style-name="Source_20_Text"><text:span text:style-name="T9"/></text:span></text:p>
            <text:p text:style-name="P61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61">Array.fromAsync(); </text:span></text:span></text:a></text:p>
            <text:p text:style-name="P61"><text:span text:style-name="Source_20_Text"><text:span text:style-name="T161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7">Array.prototype.toReversed();</text:span></text:span></text:a></text:p>
            <text:p text:style-name="P60"><text:span text:style-name="Source_20_Text"><text:span text:style-name="T9"/></text:span></text:p>
            <text:p text:style-name="P60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61">Array.prototype.toSorted();</text:span></text:span></text:a></text:p>
            <text:p text:style-name="P60"><text:span text:style-name="Source_20_Text"><text:span text:style-name="T9"/></text:span></text:p>
            <text:p text:style-name="P60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61">Array.prototype.toSpliced();</text:span></text:span></text:a></text:p>
            <text:p text:style-name="P60"><text:span text:style-name="Source_20_Text"><text:span text:style-name="T9"/></text:span></text:p>
            <text:p text:style-name="P60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61">Array.prototype.with();</text:span></text:span></text:a></text:p>
            <text:p text:style-name="P62"><text:span text:style-name="Source_20_Text"><text:span text:style-name="T9"/></text:span></text:p>
            <text:p text:style-name="P62"><text:a xlink:type="simple" xlink:href="https://developer.mozilla.org/en-US/docs/Web/API/Crypto/randomUUID" text:style-name="Internet_20_link" text:visited-style-name="Visited_20_Internet_20_Link"><text:span text:style-name="Source_20_Text"><text:span text:style-name="T161">crypto.randomUUID();</text:span></text:span></text:a></text:p>
            <text:p text:style-name="P62"><text:span text:style-name="Source_20_Text"><text:span text:style-name="T9"/></text:span></text:p>
            <text:p text:style-name="P63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8">Error.isError();</text:span></text:span></text:a></text:p>
            <text:p text:style-name="P62"><text:span text:style-name="Source_20_Text"><text:span text:style-name="T9"/></text:span></text:p>
            <text:p text:style-name="P62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61">globalThis;</text:span></text:span></text:a></text:p>
            <text:p text:style-name="P62"><text:span text:style-name="Source_20_Text"><text:span text:style-name="T9"/></text:span></text:p>
            <text:p text:style-name="P62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61">Map.groupBy();</text:span></text:span></text:a></text:p>
            <text:p text:style-name="P64"><text:span text:style-name="Source_20_Text"><text:span text:style-name="T9"/></text:span></text:p>
            <text:p text:style-name="P64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61">Math.sumPrecise();</text:span></text:span></text:a></text:p>
            <text:p text:style-name="P64"><text:span text:style-name="Source_20_Text"><text:span text:style-name="T9"/></text:span></text:p>
            <text:p text:style-name="P62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9">Object.groupBy();</text:span></text:span></text:a></text:p>
            <text:p text:style-name="P62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61">Object</text:span></text:span><text:span text:style-name="Source_20_Text"><text:span text:style-name="T210">.</text:span></text:span><text:span text:style-name="Source_20_Text"><text:span text:style-name="T211">hasOwn();</text:span></text:span></text:a></text:p>
            <text:p text:style-name="P62"><text:span text:style-name="Source_20_Text"><text:span text:style-name="T9"/></text:span></text:p>
            <text:p text:style-name="P65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12">TypedArray.prototype.toReversed();</text:span></text:span></text:a><text:span text:style-name="T161"/></text:p>
            <text:p text:style-name="P65"><text:span text:style-name="Source_20_Text"><text:span text:style-name="T184"/></text:span></text:p>
            <text:p text:style-name="P65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12">TypedArray.prototype.toSorted();</text:span></text:span></text:a><text:span text:style-name="T161"/></text:p>
            <text:p text:style-name="P65"><text:span text:style-name="Source_20_Text"><text:span text:style-name="T184"/></text:span></text:p>
            <text:p text:style-name="P65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12">TypedArray.prototype.with();</text:span></text:span></text:a></text:p>
            <text:p text:style-name="P65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6"><text:span text:style-name="T213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7"><text:span text:style-name="Source_20_Text"><text:span text:style-name="T9"/></text:span></text:p>
            <text:p text:style-name="P67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61">BigInt.prototype.toJSON();</text:span></text:span></text:a></text:p>
            <text:p text:style-name="P68"><text:span text:style-name="Source_20_Text"><text:span text:style-name="T214"/></text:span></text:p>
            <text:p text:style-name="P68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215">window.</text:span></text:span><text:span text:style-name="Source_20_Text"><text:span text:style-name="T216">A</text:span></text:span><text:span text:style-name="Source_20_Text"><text:span text:style-name="T161">syncFunction</text:span></text:span><text:span text:style-name="Source_20_Text"><text:span text:style-name="T216">();</text:span></text:span></text:a></text:p>
            <text:p text:style-name="P6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15">window.</text:span></text:span><text:span text:style-name="Source_20_Text"><text:span text:style-name="T161">GeneratorFunction();</text:span></text:span></text:a></text:p>
            <text:p text:style-name="P68"><text:span text:style-name="Source_20_Text"><text:span text:style-name="T9"/></text:span></text:p>
          </table:table-cell>
        </table:table-row>
      </table:table>
      <text:p text:style-name="P69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70">AJAX and CORS <text:span text:style-name="T15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36"><text:span text:style-name="Source_20_Text"><text:span text:style-name="T16"/></text:span></text:p>
            <text:p text:style-name="P36"><text:span text:style-name="Source_20_Text"><text:span text:style-name="T16">getText(url,success);</text:span></text:span></text:p>
            <text:p text:style-name="P36"><text:span text:style-name="Source_20_Text"><text:span text:style-name="T16"/></text:span></text:p>
            <text:p text:style-name="P36"><text:span text:style-name="Source_20_Text"><text:span text:style-name="T16">getJson(url,success);</text:span></text:span></text:p>
            <text:p text:style-name="P36"><text:span text:style-name="Source_20_Text"><text:span text:style-name="T147"/></text:span></text:p>
            <text:p text:style-name="P36"><text:span text:style-name="Source_20_Text"><text:span text:style-name="T147">ajax(Options obje</text:span></text:span><text:span text:style-name="Source_20_Text"><text:span text:style-name="T217">ct</text:span></text:span><text:span text:style-name="Source_20_Text"><text:span text:style-name="T147">);</text:span></text:span></text:p>
            <text:p text:style-name="P36"><text:span text:style-name="Source_20_Text"><text:span text:style-name="T147"/></text:span></text:p>
          </table:table-cell>
          <table:table-cell table:style-name="Table2.B2" office:value-type="string">
            <text:p text:style-name="P36"><text:span text:style-name="Source_20_Text"><text:span text:style-name="T218"/></text:span></text:p>
            <text:p text:style-name="P36"><text:span text:style-name="Source_20_Text"><text:span text:style-name="T218">Options object properties (* = default value):</text:span></text:span><text:span text:style-name="Source_20_Text"><text:span text:style-name="T152"> </text:span></text:span></text:p>
            <text:p text:style-name="P36"><text:span text:style-name="Source_20_Text"><text:span text:style-name="T152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71"><text:span text:style-name="Source_20_Text"><text:span text:style-name="T219">Property</text:span></text:span></text:p>
                </table:table-cell>
                <table:table-cell table:style-name="Table6.B1" office:value-type="string">
                  <text:p text:style-name="P72"><text:span text:style-name="T220">V</text:span>alue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52">url</text:span></text:span></text:p>
                </table:table-cell>
                <table:table-cell table:style-name="Table6.B2" office:value-type="string">
                  <text:p text:style-name="P71"><text:span text:style-name="Source_20_Text"><text:span text:style-name="T221">string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52">data</text:span></text:span></text:p>
                </table:table-cell>
                <table:table-cell table:style-name="Table6.B3" office:value-type="string">
                  <text:p text:style-name="P71"><text:span text:style-name="Source_20_Text"><text:span text:style-name="T221">string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52">queryType</text:span></text:span></text:p>
                </table:table-cell>
                <table:table-cell table:style-name="Table6.B4" office:value-type="string">
                  <text:p text:style-name="P71"><text:span text:style-name="Source_20_Text"><text:span text:style-name="T222">*</text:span></text:span><text:span text:style-name="Source_20_Text"><text:span text:style-name="T221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52">type</text:span></text:span></text:p>
                </table:table-cell>
                <table:table-cell table:style-name="Table6.B5" office:value-type="string">
                  <text:p text:style-name="P71"><text:span text:style-name="Source_20_Text"><text:span text:style-name="T222">*</text:span></text:span><text:span text:style-name="Source_20_Text"><text:span text:style-name="T221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52">success</text:span></text:span></text:p>
                </table:table-cell>
                <table:table-cell table:style-name="Table6.B6" office:value-type="string">
                  <text:p text:style-name="P71"><text:span text:style-name="Source_20_Text"><text:span text:style-name="T221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52">error</text:span></text:span></text:p>
                </table:table-cell>
                <table:table-cell table:style-name="Table6.B7" office:value-type="string">
                  <text:p text:style-name="P71"><text:span text:style-name="Source_20_Text"><text:span text:style-name="T221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52">format</text:span></text:span></text:p>
                </table:table-cell>
                <table:table-cell table:style-name="Table6.B8" office:value-type="string">
                  <text:p text:style-name="P71"><text:span text:style-name="Source_20_Text"><text:span text:style-name="T222">*</text:span></text:span><text:span text:style-name="Source_20_Text"><text:span text:style-name="T221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52">user</text:span></text:span></text:p>
                </table:table-cell>
                <table:table-cell table:style-name="Table6.B9" office:value-type="string">
                  <text:p text:style-name="P71"><text:span text:style-name="Source_20_Text"><text:span text:style-name="T221">string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52">password</text:span></text:span></text:p>
                </table:table-cell>
                <table:table-cell table:style-name="Table6.B10" office:value-type="string">
                  <text:p text:style-name="P71"><text:span text:style-name="Source_20_Text"><text:span text:style-name="T221">string</text:span></text:span></text:p>
                </table:table-cell>
              </table:table-row>
            </table:table>
            <text:p text:style-name="P36"><text:span text:style-name="Source_20_Text"><text:span text:style-name="T223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73"><text:span text:style-name="Source_20_Text"><text:span text:style-name="T224">Cookie</text:span></text:span><text:span text:style-name="Source_20_Text"><text:span text:style-name="T225"> </text:span></text:span><text:span text:style-name="Source_20_Text"><text:span text:style-name="T226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74"><text:span text:style-name="Source_20_Text"><text:span text:style-name="T16"/></text:span></text:p>
            <text:p text:style-name="P74"><text:span text:style-name="Source_20_Text"><text:span text:style-name="T16">getCookie([name]);</text:span></text:span></text:p>
            <text:p text:style-name="P74"><text:span text:style-name="Source_20_Text"><text:span text:style-name="T16"/></text:span></text:p>
            <text:p text:style-name="P74"><text:span text:style-name="Source_20_Text"><text:span text:style-name="T113">h</text:span></text:span><text:span text:style-name="Source_20_Text"><text:span text:style-name="T16">asCookie(name);</text:span></text:span></text:p>
            <text:p text:style-name="P75"><text:span text:style-name="Source_20_Text"><text:span text:style-name="T16"/></text:span></text:p>
            <text:p text:style-name="P76"><text:span text:style-name="Source_20_Text"><text:span text:style-name="T16">setCookie</text:span></text:span><text:span text:style-name="Source_20_Text"><text:span text:style-name="T227">(Options obje</text:span></text:span><text:span text:style-name="Source_20_Text"><text:span text:style-name="T217">ct: </text:span></text:span><text:span text:style-name="Source_20_Text"><text:span text:style-name="T228">properties are the same as the parameters</text:span></text:span><text:span text:style-name="Source_20_Text"><text:span text:style-name="T227">);</text:span></text:span></text:p>
            <text:p text:style-name="P75"><text:span text:style-name="Source_20_Text"><text:span text:style-name="T16">setCookie(name,value[,hours</text:span></text:span><text:span text:style-name="Source_20_Text"><text:span text:style-name="T227">=8760</text:span></text:span><text:span text:style-name="Source_20_Text"><text:span text:style-name="T16">[,path</text:span></text:span><text:span text:style-name="Source_20_Text"><text:span text:style-name="T227">="/"</text:span></text:span><text:span text:style-name="Source_20_Text"><text:span text:style-name="T16">[,domain[,secure[,SameSite</text:span></text:span><text:span text:style-name="Source_20_Text"><text:span text:style-name="T227">=</text:span></text:span><text:span text:style-name="Source_20_Text"><text:span text:style-name="T229">"Lax"</text:span></text:span><text:span text:style-name="Source_20_Text"><text:span text:style-name="T16">[,HttpOnly]]]]]]);</text:span></text:span></text:p>
            <text:p text:style-name="P77"><text:span text:style-name="Source_20_Text"><text:span text:style-name="T16"/></text:span></text:p>
            <text:p text:style-name="P77"><text:span text:style-name="Source_20_Text"><text:span text:style-name="T16">removeCookie</text:span></text:span><text:span text:style-name="Source_20_Text"><text:span text:style-name="T227">(Options obje</text:span></text:span><text:span text:style-name="Source_20_Text"><text:span text:style-name="T217">ct</text:span></text:span><text:span text:style-name="Source_20_Text"><text:span text:style-name="T227">);</text:span></text:span></text:p>
            <text:p text:style-name="P78"><text:span text:style-name="Source_20_Text"><text:span text:style-name="T16">removeCookie(name[,path</text:span></text:span><text:span text:style-name="Source_20_Text"><text:span text:style-name="T227">="/"</text:span></text:span><text:span text:style-name="Source_20_Text"><text:span text:style-name="T16">[,domain[,secure[,SameSite</text:span></text:span><text:span text:style-name="Source_20_Text"><text:span text:style-name="T227">=</text:span></text:span><text:span text:style-name="Source_20_Text"><text:span text:style-name="T229">"Lax"</text:span></text:span><text:span text:style-name="Source_20_Text"><text:span text:style-name="T16">[,HttpOnly]]]]]);</text:span></text:span></text:p>
            <text:p text:style-name="P78"><text:span text:style-name="Source_20_Text"><text:span text:style-name="T16"/></text:span></text:p>
            <text:p text:style-name="P74"><text:span text:style-name="Source_20_Text"><text:span text:style-name="T16">clearCookies</text:span></text:span><text:span text:style-name="Source_20_Text"><text:span text:style-name="T227">(Options obje</text:span></text:span><text:span text:style-name="Source_20_Text"><text:span text:style-name="T217">ct: </text:span></text:span><text:span text:style-name="Source_20_Text"><text:span text:style-name="T228">properties are the same as the parameters</text:span></text:span><text:span text:style-name="Source_20_Text"><text:span text:style-name="T227">);</text:span></text:span></text:p>
            <text:p text:style-name="P79"><text:span text:style-name="Source_20_Text"><text:span text:style-name="T16">clearCookies([path</text:span></text:span><text:span text:style-name="Source_20_Text"><text:span text:style-name="T227">="/"</text:span></text:span><text:span text:style-name="Source_20_Text"><text:span text:style-name="T16">[,domain[,</text:span></text:span><text:span text:style-name="Source_20_Text"><text:span text:style-name="T230">sec</text:span></text:span><text:span text:style-name="Source_20_Text"><text:span text:style-name="T16">[,SameSite</text:span></text:span><text:span text:style-name="Source_20_Text"><text:span text:style-name="T227">=</text:span></text:span><text:span text:style-name="Source_20_Text"><text:span text:style-name="T229">"Lax"</text:span></text:span><text:span text:style-name="Source_20_Text"><text:span text:style-name="T16">[,HttpOnly]]]]]);</text:span></text:span></text:p>
            <text:p text:style-name="P79"><text:span text:style-name="Source_20_Text"><text:span text:style-name="T16"/></text:span></text:p>
          </table:table-cell>
          <table:covered-table-cell/>
        </table:table-row>
      </table:table>
      <text:p text:style-name="P80"/>
      <text:p text:style-name="P80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81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1">V3.1.0</text:p>
          </table:table-cell>
          <table:table-cell table:style-name="Table3.A2" office:value-type="string">
            <text:p text:style-name="P81">v3.8.0</text:p>
          </table:table-cell>
          <table:table-cell table:style-name="Table3.C2" office:value-type="string">
            <text:p text:style-name="P82">v5.6.0</text:p>
          </table:table-cell>
        </table:table-row>
        <table:table-row>
          <table:table-cell table:style-name="Table3.A3" office:value-type="string">
            <text:p text:style-name="P83">Array.from();</text:p>
            <text:p text:style-name="P83">Array.of();</text:p>
            <text:p text:style-name="P84">Array.prototype.copyWithin();</text:p>
            <text:p text:style-name="P84">Array.prototype.fill();</text:p>
            <text:p text:style-name="P83">Array.prototype.find();</text:p>
            <text:p text:style-name="P83">Array.prototype.findIndex();</text:p>
            <text:p text:style-name="P83">Object.create();</text:p>
            <text:p text:style-name="P84">String.fromCodePoint();</text:p>
            <text:p text:style-name="P84">String.prototype.codePointAt();</text:p>
            <text:p text:style-name="P85">String.prototype.endsWith();</text:p>
            <text:p text:style-name="P84">String.prototype.startsWith();</text:p>
            <text:p text:style-name="P86">Math.acosh();</text:p>
            <text:p text:style-name="P86">Math.asinh();</text:p>
            <text:p text:style-name="P86">Math.atanh();</text:p>
            <text:p text:style-name="P86">Math.cbrt();</text:p>
            <text:p text:style-name="P86">Math.clz32();</text:p>
            <text:p text:style-name="P86">Math.cosh();</text:p>
            <text:p text:style-name="P86">Math.expm1();</text:p>
            <text:p text:style-name="P86">Math.fround();</text:p>
            <text:p text:style-name="P86">Math.hypot();</text:p>
            <text:p text:style-name="P86">Math.imul();</text:p>
            <text:p text:style-name="P86">Math.log1p();</text:p>
            <text:p text:style-name="P86">Math.log10();</text:p>
            <text:p text:style-name="P86">Math.log2();</text:p>
            <text:p text:style-name="P86">Math.sign();</text:p>
            <text:p text:style-name="P86">Math.sinh();</text:p>
            <text:p text:style-name="P86">Math.tanh();</text:p>
            <text:p text:style-name="P86">Math.trunc();</text:p>
            <text:p text:style-name="P83">Number.EPSILON;</text:p>
            <text:p text:style-name="P87">Number.isNaN(); <text:span text:style-name="T231">and</text:span><text:span text:style-name="T232"> </text:span>isNaN();</text:p>
            <text:p text:style-name="P83">Number.isInteger();</text:p>
            <text:p text:style-name="P83">Number.isFinite();</text:p>
            <text:p text:style-name="P88">Number.isSafeInteger();</text:p>
            <text:p text:style-name="P88">Number.parseInt();</text:p>
            <text:p text:style-name="P83">Number.parseFloat();</text:p>
          </table:table-cell>
          <table:table-cell table:style-name="Table3.B3" office:value-type="string">
            <text:p text:style-name="P84"/>
            <text:p text:style-name="P89"><text:span text:style-name="Source_20_Text"><text:span text:style-name="T212">Array.prototype.values();</text:span></text:span></text:p>
            <text:p text:style-name="P89"><text:span text:style-name="Source_20_Text"><text:span text:style-name="T212">Array.prototype.includes();</text:span></text:span></text:p>
            <text:p text:style-name="P90"/>
            <text:p text:style-name="P91"><text:span text:style-name="Source_20_Text"><text:span text:style-name="T212">ChildNode.after();</text:span></text:span><text:span text:style-name="T233"><text:line-break/></text:span><text:span text:style-name="Source_20_Text"><text:span text:style-name="T212">ChildNode.before();</text:span></text:span><text:span text:style-name="T233"><text:line-break/></text:span><text:span text:style-name="Source_20_Text"><text:span text:style-name="T212">ChildNode.remove();</text:span></text:span><text:span text:style-name="T233"><text:line-break/></text:span><text:span text:style-name="Source_20_Text"><text:span text:style-name="T212">ChildNode.replaceWith();</text:span></text:span></text:p>
            <text:p text:style-name="P90"/>
            <text:p text:style-name="P91"><text:span text:style-name="Source_20_Text"><text:span text:style-name="T212">Element.prototype.closest();<text:line-break/>Element.prototype.getAttributeNames();</text:span></text:span></text:p>
            <text:p text:style-name="P91"><text:span text:style-name="Source_20_Text"><text:span text:style-name="T212">Element.prototype.matches();</text:span></text:span></text:p>
            <text:p text:style-name="P91"><text:span text:style-name="Source_20_Text"><text:span text:style-name="T212">Element.prototype.toggleAttribute();</text:span></text:span></text:p>
            <text:p text:style-name="P90"/>
            <text:p text:style-name="P91"><text:span text:style-name="Source_20_Text"><text:span text:style-name="T212">ParentNode.append();</text:span></text:span></text:p>
            <text:p text:style-name="P91"><text:span text:style-name="Source_20_Text"><text:span text:style-name="T184"/></text:span></text:p>
            <text:p text:style-name="P91"><text:span text:style-name="Source_20_Text"><text:span text:style-name="T212">ParentNode.prepend();</text:span></text:span><text:span text:style-name="T233"><text:line-break/><text:line-break/></text:span><text:span text:style-name="Source_20_Text"><text:span text:style-name="T212">String.prototype[Symbol.iterator]();</text:span></text:span></text:p>
            <text:p text:style-name="P89"><text:span text:style-name="Source_20_Text"><text:span text:style-name="T212">String.prototype.includes();</text:span></text:span></text:p>
            <text:p text:style-name="P89"><text:span text:style-name="Source_20_Text"><text:span text:style-name="T212">String.prototype.repeat();</text:span></text:span><text:span text:style-name="T233"><text:line-break/></text:span></text:p>
            <text:p text:style-name="P92"><text:span text:style-name="Source_20_Text"><text:span text:style-name="T212">NodeList.prototype.forEach();</text:span></text:span><text:span text:style-name="T233"><text:line-break/></text:span></text:p>
            <text:p text:style-name="P89"><text:span text:style-name="Source_20_Text"><text:span text:style-name="T212">Object.assign();</text:span></text:span></text:p>
            <text:p text:style-name="P91"><text:span text:style-name="Source_20_Text"><text:span text:style-name="T212">Object.entries();</text:span></text:span><text:span text:style-name="T233"><text:line-break/></text:span></text:p>
            <text:p text:style-name="P91"><text:span text:style-name="Source_20_Text"><text:span text:style-name="T212">Object.getOwnPropertyDescriptors();</text:span></text:span><text:span text:style-name="T233"><text:line-break/></text:span><text:span text:style-name="Source_20_Text"><text:span text:style-name="T212">Object.values();</text:span></text:span><text:span text:style-name="T233"><text:line-break/></text:span></text:p>
            <text:p text:style-name="P92"><text:span text:style-name="Source_20_Text"><text:span text:style-name="T212">RegExp.prototype.flags;</text:span></text:span><text:span text:style-name="T233"><text:line-break/></text:span></text:p>
            <text:p text:style-name="P92"><text:span text:style-name="Source_20_Text"><text:span text:style-name="T212">window.screenLeft;</text:span></text:span><text:span text:style-name="T233"><text:line-break/></text:span><text:span text:style-name="Source_20_Text"><text:span text:style-name="T212">window.screenTop;</text:span></text:span></text:p>
          </table:table-cell>
          <table:table-cell table:style-name="Table3.C3" office:value-type="string">
            <text:p text:style-name="P83">Array.prototype.at();</text:p>
            <text:p text:style-name="P83"/>
            <text:p text:style-name="P83">Array.prototype.findLast();</text:p>
            <text:p text:style-name="P83">Array.prototype.findLastIndex();</text:p>
            <text:p text:style-name="P83"/>
            <text:p text:style-name="P83">Array.prototype.flat();</text:p>
            <text:p text:style-name="P83">Array.prototype.flatMap();</text:p>
            <text:p text:style-name="P83"/>
            <text:p text:style-name="P83">Number.MIN_SAFE_INTEGER;</text:p>
            <text:p text:style-name="P83">Number.MAX_SAFE_INTEGER;</text:p>
            <text:p text:style-name="P83"/>
            <text:p text:style-name="P83">Object.fromEntries();</text:p>
            <text:p text:style-name="P83"/>
            <text:p text:style-name="P83">Object.is();</text:p>
            <text:p text:style-name="P83"/>
            <text:p text:style-name="P93">String.prototype.at();</text:p>
            <text:p text:style-name="P93"/>
            <text:p text:style-name="P83">String.prototype.matchAll();</text:p>
            <text:p text:style-name="P83"/>
            <text:p text:style-name="P83">String.prototype.padStart();</text:p>
            <text:p text:style-name="P83">String.prototype.padEnd();</text:p>
            <text:p text:style-name="P83"/>
            <text:p text:style-name="P83">String.prototype.replaceAll();</text:p>
            <text:p text:style-name="P83"/>
            <text:p text:style-name="P83">String.prototype.trimStart();</text:p>
            <text:p text:style-name="P83">String.prototype.trimLeft();</text:p>
            <text:p text:style-name="P83"/>
            <text:p text:style-name="P83">String.prototype.trimEnd();</text:p>
            <text:p text:style-name="P83">String.prototype.trimRight();</text:p>
            <text:p text:style-name="P83"/>
            <text:p text:style-name="P83">Typedarray.prototype.at();</text:p>
            <text:p text:style-name="P83"/>
            <text:p text:style-name="P88">TypedArray.prototype.findLast();</text:p>
            <text:p text:style-name="P88">TypedArray.prototype.findLastIndex();</text:p>
          </table:table-cell>
        </table:table-row>
      </table:table>
      <text:p text:style-name="P8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7-25T12:59:43.107924200</dc:date>
    <meta:print-date>2025-07-24T00:36:57.423193100</meta:print-date>
    <meta:editing-cycles>971</meta:editing-cycles>
    <meta:editing-duration>P1DT3H40M20S</meta:editing-duration>
    <meta:printed-by>PDF files</meta:printed-by>
    <meta:document-statistic meta:table-count="6" meta:image-count="0" meta:object-count="0" meta:page-count="5" meta:paragraph-count="379" meta:word-count="503" meta:character-count="9420" meta:non-whitespace-character-count="9270"/>
    <meta:template xlink:type="simple" xlink:actuate="onRequest" xlink:title="" xlink:href="Normal.dotm"/>
  </office:meta>
</office:document-meta>
</file>